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8" style:family="table">
      <style:table-properties style:width="6.0653in" fo:margin-left="0.5146in" table:align="left" style:writing-mode="lr-tb"/>
    </style:style>
    <style:style style:name="Table8.A" style:family="table-column">
      <style:table-column-properties style:column-width="0.8771in"/>
    </style:style>
    <style:style style:name="Table8.B" style:family="table-column">
      <style:table-column-properties style:column-width="0.9319in"/>
    </style:style>
    <style:style style:name="Table8.D" style:family="table-column">
      <style:table-column-properties style:column-width="1.0007in"/>
    </style:style>
    <style:style style:name="Table8.E" style:family="table-column">
      <style:table-column-properties style:column-width="2.3785in"/>
    </style:style>
    <style:style style:name="Table8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104in" fo:margin-left="0.4528in" table:align="left" style:writing-mode="lr-tb"/>
    </style:style>
    <style:style style:name="Table6.A" style:family="table-column">
      <style:table-column-properties style:column-width="1.1854in"/>
    </style:style>
    <style:style style:name="Table6.B" style:family="table-column">
      <style:table-column-properties style:column-width="3.125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1264in" fo:margin-left="0.4806in" table:align="left" style:writing-mode="lr-tb"/>
    </style:style>
    <style:style style:name="Table11.A" style:family="table-column">
      <style:table-column-properties style:column-width="0.8771in"/>
    </style:style>
    <style:style style:name="Table11.B" style:family="table-column">
      <style:table-column-properties style:column-width="1.3979in"/>
    </style:style>
    <style:style style:name="Table11.C" style:family="table-column">
      <style:table-column-properties style:column-width="3.8514in"/>
    </style:style>
    <style:style style:name="Table11.1" style:family="table-row">
      <style:table-row-properties fo:background-color="#ffffff">
        <style:background-image/>
      </style:table-row-properties>
    </style:style>
    <style:style style:name="Table11.A1" style:family="table-cell">
      <style:table-cell-properties style:vertical-align="middle" fo:background-color="#dddddd" fo:padding-left="0.1354in" fo:padding-right="0.1354in" fo:padding-top="0.0625in" fo:padding-bottom="0.0625in" fo:border="0.05pt solid #dfe2e5">
        <style:background-image/>
      </style:table-cell-properties>
    </style:style>
    <style:style style:name="Table11.A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B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C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3" style:family="table-row">
      <style:table-row-properties fo:background-color="#f6f8fa">
        <style:background-image/>
      </style:table-row-properties>
    </style:style>
    <style:style style:name="Table11.A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B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C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A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B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C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" style:family="table">
      <style:table-properties style:width="6.1264in" fo:margin-left="0.4257in" table:align="left" style:writing-mode="lr-tb"/>
    </style:style>
    <style:style style:name="Table10.A" style:family="table-column">
      <style:table-column-properties style:column-width="0.9389in"/>
    </style:style>
    <style:style style:name="Table10.B" style:family="table-column">
      <style:table-column-properties style:column-width="1.391in"/>
    </style:style>
    <style:style style:name="Table10.C" style:family="table-column">
      <style:table-column-properties style:column-width="3.7965in"/>
    </style:style>
    <style:style style:name="Table10.1" style:family="table-row">
      <style:table-row-properties fo:background-color="#ffffff">
        <style:background-image/>
      </style:table-row-properties>
    </style:style>
    <style:style style:name="Table10.A1" style:family="table-cell">
      <style:table-cell-properties style:vertical-align="middle" fo:background-color="#dddddd" fo:padding-left="0.1354in" fo:padding-right="0.1354in" fo:padding-top="0.0625in" fo:padding-bottom="0.0625in" fo:border="0.05pt solid #dfe2e5">
        <style:background-image/>
      </style:table-cell-properties>
    </style:style>
    <style:style style:name="Table10.A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3" style:family="table-row">
      <style:table-row-properties fo:background-color="#f6f8fa">
        <style:background-image/>
      </style:table-row-properties>
    </style:style>
    <style:style style:name="Table10.A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10" style:family="table-cell">
      <style:table-cell-properties style:vertical-align="middle" fo:padding-left="0.1354in" fo:padding-right="0.1354in" fo:padding-top="0.0625in" fo:padding-bottom="0.0625in" fo:border-left="0.05pt solid #dfe2e5" fo:border-right="0.05pt solid #dfe2e5" fo:border-top="none" fo:border-bottom="0.05pt solid #dfe2e5"/>
    </style:style>
    <style:style style:name="Table10.B10" style:family="table-cell">
      <style:table-cell-properties style:vertical-align="middle" fo:padding-left="0.1354in" fo:padding-right="0.1354in" fo:padding-top="0.0625in" fo:padding-bottom="0.0625in" fo:border-left="0.05pt solid #dfe2e5" fo:border-right="0.05pt solid #dfe2e5" fo:border-top="none" fo:border-bottom="0.05pt solid #dfe2e5"/>
    </style:style>
    <style:style style:name="Table10.C10" style:family="table-cell">
      <style:table-cell-properties style:vertical-align="middle" fo:padding-left="0.1354in" fo:padding-right="0.1354in" fo:padding-top="0.0625in" fo:padding-bottom="0.0625in" fo:border-left="0.05pt solid #dfe2e5" fo:border-right="0.05pt solid #dfe2e5" fo:border-top="none" fo:border-bottom="0.05pt solid #dfe2e5"/>
    </style:style>
    <style:style style:name="Table10.A11" style:family="table-cell">
      <style:table-cell-properties style:vertical-align="middle" fo:background-color="#ffffff" fo:padding-left="0.1354in" fo:padding-right="0.1354in" fo:padding-top="0.0625in" fo:padding-bottom="0.0625in" fo:border-left="0.05pt solid #dfe2e5" fo:border-right="0.05pt solid #dfe2e5" fo:border-top="none" fo:border-bottom="0.05pt solid #dfe2e5">
        <style:background-image/>
      </style:table-cell-properties>
    </style:style>
    <style:style style:name="Table10.A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2" style:family="table">
      <style:table-properties style:width="4.934in" fo:margin-left="0.5007in" table:align="left" style:writing-mode="lr-tb"/>
    </style:style>
    <style:style style:name="Table2.A" style:family="table-column">
      <style:table-column-properties style:column-width="1.3778in"/>
    </style:style>
    <style:style style:name="Table2.B" style:family="table-column">
      <style:table-column-properties style:column-width="1.6236in"/>
    </style:style>
    <style:style style:name="Table2.C" style:family="table-column">
      <style:table-column-properties style:column-width="1.9326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34in" fo:margin-left="0.5007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1.6236in"/>
    </style:style>
    <style:style style:name="Table1.C" style:family="table-column">
      <style:table-column-properties style:column-width="1.932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75in" fo:margin-left="0.4528in" table:align="left" style:writing-mode="lr-tb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6875in"/>
    </style:style>
    <style:style style:name="Table3.E" style:family="table-column">
      <style:table-column-properties style:column-width="0.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5.4965in" fo:margin-left="0.4667in" table:align="left" style:writing-mode="lr-tb"/>
    </style:style>
    <style:style style:name="Table12.A" style:family="table-column">
      <style:table-column-properties style:column-width="0.8701in"/>
    </style:style>
    <style:style style:name="Table12.B" style:family="table-column">
      <style:table-column-properties style:column-width="1.8174in"/>
    </style:style>
    <style:style style:name="Table12.C" style:family="table-column">
      <style:table-column-properties style:column-width="0.8764in"/>
    </style:style>
    <style:style style:name="Table12.D" style:family="table-column">
      <style:table-column-properties style:column-width="1.9326in"/>
    </style:style>
    <style:style style:name="Table12.1" style:family="table-row">
      <style:table-row-properties fo:background-color="#ffffff">
        <style:background-image/>
      </style:table-row-properties>
    </style:style>
    <style:style style:name="Table12.A1" style:family="table-cell">
      <style:table-cell-properties style:vertical-align="middle" fo:background-color="#dddddd" fo:padding-left="0.1354in" fo:padding-right="0.1354in" fo:padding-top="0.0625in" fo:padding-bottom="0.0625in" fo:border="0.05pt solid #dfe2e5">
        <style:background-image/>
      </style:table-cell-properties>
    </style:style>
    <style:style style:name="Table12.B1" style:family="table-cell">
      <style:table-cell-properties style:vertical-align="middle" fo:background-color="#dddddd" fo:padding-left="0.1354in" fo:padding-right="0.1354in" fo:padding-top="0.0625in" fo:padding-bottom="0.0625in" fo:border-left="0.05pt solid #dfe2e5" fo:border-right="none" fo:border-top="0.05pt solid #dfe2e5" fo:border-bottom="0.05pt solid #dfe2e5">
        <style:background-image/>
      </style:table-cell-properties>
    </style:style>
    <style:style style:name="Table12.A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2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2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3" style:family="table-row">
      <style:table-row-properties fo:background-color="#f6f8fa">
        <style:background-image/>
      </style:table-row-properties>
    </style:style>
    <style:style style:name="Table12.A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3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3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4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4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5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5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6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6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7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7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8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8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9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9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0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0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0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0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1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1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2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2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3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3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4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4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5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5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6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6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7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7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8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8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4" style:family="table">
      <style:table-properties style:width="6.25in" fo:margin-left="0.4326in" table:align="left" style:writing-mode="lr-tb"/>
    </style:style>
    <style:style style:name="Table4.A" style:family="table-column">
      <style:table-column-properties style:column-width="0.6875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75in"/>
    </style:style>
    <style:style style:name="Table4.E" style:family="table-column">
      <style:table-column-properties style:column-width="0.4375in"/>
    </style:style>
    <style:style style:name="Table4.F" style:family="table-column">
      <style:table-column-properties style:column-width="0.5625in"/>
    </style:style>
    <style:style style:name="Table4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J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I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5.75in" fo:margin-left="0.4326in" table:align="left" style:writing-mode="lr-tb"/>
    </style:style>
    <style:style style:name="Table16.A" style:family="table-column">
      <style:table-column-properties style:column-width="5.75in"/>
    </style:style>
    <style:style style:name="Table16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75in" fo:margin-left="0.4326in" table:align="left" style:writing-mode="lr-tb"/>
    </style:style>
    <style:style style:name="Table15.A" style:family="table-column">
      <style:table-column-properties style:column-width="5.75in"/>
    </style:style>
    <style:style style:name="Table15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75in" fo:margin-left="0.4326in" table:align="left" style:writing-mode="lr-tb"/>
    </style:style>
    <style:style style:name="Table7.A" style:family="table-column">
      <style:table-column-properties style:column-width="5.75in"/>
    </style:style>
    <style:style style:name="Table7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7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75in" fo:margin-left="0.4326in" table:align="left" style:writing-mode="lr-tb"/>
    </style:style>
    <style:style style:name="Table9.A" style:family="table-column">
      <style:table-column-properties style:column-width="5.75in"/>
    </style:style>
    <style:style style:name="Table9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9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75in" fo:margin-left="0.4188in" table:align="left" style:writing-mode="lr-tb"/>
    </style:style>
    <style:style style:name="Table5.A" style:family="table-column">
      <style:table-column-properties style:column-width="0.8083in"/>
    </style:style>
    <style:style style:name="Table5.B" style:family="table-column">
      <style:table-column-properties style:column-width="0.6924in"/>
    </style:style>
    <style:style style:name="Table5.C" style:family="table-column">
      <style:table-column-properties style:column-width="1.5625in"/>
    </style:style>
    <style:style style:name="Table5.D" style:family="table-column">
      <style:table-column-properties style:column-width="1.1653in"/>
    </style:style>
    <style:style style:name="Table5.E" style:family="table-column">
      <style:table-column-properties style:column-width="0.7743in"/>
    </style:style>
    <style:style style:name="Table5.F" style:family="table-column">
      <style:table-column-properties style:column-width="0.7472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1" fo:font-size="8pt" officeooo:paragraph-rsid="00d6c767" style:font-size-asian="8pt" style:font-size-complex="8pt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paragraph-rsid="00d6c767" style:font-size-asian="8pt" style:font-size-complex="8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rsid="00da913c" officeooo:paragraph-rsid="00da913c" style:font-size-asian="8pt" style:font-size-complex="8pt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rsid="00da913c" officeooo:paragraph-rsid="00d6c767" style:font-size-asian="8pt" style:font-size-complex="8pt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rsid="00da913c" officeooo:paragraph-rsid="0110d284" style:font-size-asian="8pt" style:font-size-complex="8pt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1" fo:font-size="8pt" officeooo:rsid="01108e71" officeooo:paragraph-rsid="01108e71" style:font-size-asian="8pt" style:font-size-complex="8pt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1" fo:font-size="8pt" officeooo:rsid="01108e71" officeooo:paragraph-rsid="00d6c767" style:font-size-asian="8pt" style:font-size-complex="8pt"/>
    </style:style>
    <style:style style:name="P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1" fo:font-size="8pt" officeooo:rsid="01108e71" officeooo:paragraph-rsid="00da913c" style:font-size-asian="8pt" style:font-size-complex="8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rsid="0110d284" officeooo:paragraph-rsid="0110d284" style:font-size-asian="8pt" style:font-size-complex="8pt"/>
    </style:style>
    <style:style style:name="P10" style:family="paragraph" style:parent-style-name="Table_20_Heading">
      <style:paragraph-properties fo:margin-left="0in" fo:margin-right="0in" fo:text-align="center" style:justify-single-word="false" fo:text-indent="0in" style:auto-text-indent="false"/>
      <style:text-properties style:font-name="Arial1" fo:font-size="8pt" fo:font-weight="bold" officeooo:rsid="00d89e28" officeooo:paragraph-rsid="00d89e28" style:font-size-asian="8pt" style:font-size-complex="8pt"/>
    </style:style>
    <style:style style:name="P11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style:font-name="Arial1" fo:font-size="8pt" fo:font-weight="bold" officeooo:paragraph-rsid="00d6c767" style:font-size-asian="8pt" style:font-size-complex="8p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Arial1" fo:font-size="10pt" fo:font-style="normal" fo:font-weight="normal" officeooo:rsid="00883cf8" officeooo:paragraph-rsid="00d6c767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0d6c767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f61d6f"/>
    </style:style>
    <style:style style:name="P1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officeooo:rsid="00d89e28" officeooo:paragraph-rsid="011685ef" style:font-size-asian="10pt" style:font-size-complex="10pt"/>
    </style:style>
    <style:style style:name="P16" style:family="paragraph" style:parent-style-name="Text_20_body">
      <style:text-properties officeooo:paragraph-rsid="00d236b9"/>
    </style:style>
    <style:style style:name="P17" style:family="paragraph" style:parent-style-name="Text_20_body">
      <style:paragraph-properties fo:text-align="end" style:justify-single-word="false"/>
    </style:style>
    <style:style style:name="P18" style:family="paragraph" style:parent-style-name="Text_20_body">
      <style:text-properties fo:font-variant="normal" fo:text-transform="none" fo:color="#24292e" style:font-name="Arial1" fo:font-size="10pt" fo:letter-spacing="normal" fo:font-style="normal" fo:font-weight="normal" officeooo:rsid="00d89e28" officeooo:paragraph-rsid="011685ef" style:font-size-asian="10pt" style:font-size-complex="10pt"/>
    </style:style>
    <style:style style:name="P19" style:family="paragraph" style:parent-style-name="Text_20_body">
      <style:text-properties officeooo:paragraph-rsid="011685ef"/>
    </style:style>
    <style:style style:name="P20" style:family="paragraph" style:parent-style-name="Subtitle">
      <style:paragraph-properties fo:text-align="end" style:justify-single-word="false"/>
    </style:style>
    <style:style style:name="P21" style:family="paragraph" style:parent-style-name="Subtitle">
      <style:paragraph-properties fo:text-align="end" style:justify-single-word="false"/>
      <style:text-properties officeooo:rsid="00d8c90b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style:font-name="Arial1" fo:font-size="10pt" officeooo:paragraph-rsid="00e9008b" style:font-size-asian="10pt" style:font-size-complex="10pt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style:font-name="Arial1" fo:font-size="10pt" officeooo:rsid="00eaa2c1" officeooo:paragraph-rsid="00eaa2c1" style:font-size-asian="10pt" style:font-size-complex="10pt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style:font-name="Arial1" fo:font-size="10pt" officeooo:paragraph-rsid="00f61d6f" style:font-size-asian="10pt" style:font-size-complex="10pt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paragraph-rsid="00d29ab2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paragraph-rsid="00e9008b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paragraph-rsid="00d6c767"/>
    </style:style>
    <style:style style:name="P28" style:family="paragraph" style:parent-style-name="Text_20_body">
      <style:paragraph-properties fo:margin-left="0.4925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0pt" style:font-size-complex="10pt"/>
    </style:style>
    <style:style style:name="P29" style:family="paragraph" style:parent-style-name="Text_20_body">
      <style:paragraph-properties fo:margin-left="0.4925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officeooo:paragraph-rsid="00f61d6f" style:font-size-asian="10pt" style:font-size-complex="10pt"/>
    </style:style>
    <style:style style:name="P30" style:family="paragraph" style:parent-style-name="Text_20_body">
      <style:paragraph-properties fo:margin-left="0.4925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officeooo:paragraph-rsid="011685ef" style:font-size-asian="10pt" style:font-size-complex="10pt"/>
    </style:style>
    <style:style style:name="P31" style:family="paragraph" style:parent-style-name="Text_20_body">
      <style:paragraph-properties fo:margin-left="0.4925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officeooo:rsid="00f39e82" style:font-size-asian="10pt" style:font-size-complex="10pt"/>
    </style:style>
    <style:style style:name="P32" style:family="paragraph" style:parent-style-name="Table_20_Contents"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1039ea1" officeooo:paragraph-rsid="01039ea1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10f981e" officeooo:paragraph-rsid="010f981e" style:font-size-asian="8pt" style:font-size-complex="8pt"/>
    </style:style>
    <style:style style:name="P37" style:family="paragraph" style:parent-style-name="Table_20_Contents">
      <style:text-properties fo:font-size="8pt" officeooo:rsid="010fc9cf" officeooo:paragraph-rsid="010fc9cf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8pt" officeooo:rsid="010fc9cf" officeooo:paragraph-rsid="010fc9cf" style:font-size-asian="8pt" style:font-size-complex="8pt"/>
    </style:style>
    <style:style style:name="P39" style:family="paragraph" style:parent-style-name="Table_20_Contents">
      <style:text-properties fo:font-size="8pt" officeooo:rsid="00e122ff" officeooo:paragraph-rsid="00e122ff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8pt" officeooo:rsid="01108e71" officeooo:paragraph-rsid="01108e71" style:font-size-asian="8pt" style:font-size-complex="8pt"/>
    </style:style>
    <style:style style:name="P41" style:family="paragraph" style:parent-style-name="Table_20_Contents">
      <style:text-properties style:font-name="Arial1"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8pt" officeooo:rsid="00e48550" officeooo:paragraph-rsid="00e7348d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8pt" officeooo:rsid="00e48550" officeooo:paragraph-rsid="00f09c11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8pt" officeooo:rsid="00efeb96" officeooo:paragraph-rsid="00efeb96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8pt" officeooo:rsid="00efeb96" officeooo:paragraph-rsid="00f09c11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8pt" officeooo:rsid="00f09c11" officeooo:paragraph-rsid="00f09c11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8pt" officeooo:rsid="00f09c11" officeooo:paragraph-rsid="00fc26ef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8pt" officeooo:rsid="00f09c11" officeooo:paragraph-rsid="0104e58b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8pt" officeooo:rsid="0104e58b" officeooo:paragraph-rsid="0104e58b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8pt" officeooo:rsid="0104e58b" officeooo:paragraph-rsid="011685ef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1" fo:font-size="8pt" officeooo:rsid="010fc9cf" officeooo:paragraph-rsid="010fc9cf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8pt" officeooo:rsid="00ec8d30" officeooo:paragraph-rsid="00f09c11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8pt" officeooo:rsid="01192c27" officeooo:paragraph-rsid="01192c27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8pt" officeooo:rsid="011b51c9" officeooo:paragraph-rsid="011b51c9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8pt" fo:font-weight="bold" officeooo:rsid="00e48550" officeooo:paragraph-rsid="00e7348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8pt" fo:font-weight="bold" officeooo:rsid="00e7348d" officeooo:paragraph-rsid="00e7348d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8pt" fo:font-weight="bold" officeooo:rsid="00efeb96" officeooo:paragraph-rsid="00efeb96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8pt" fo:font-weight="bold" officeooo:rsid="00f39e82" officeooo:paragraph-rsid="00f39e82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8pt" fo:font-weight="bold" officeooo:rsid="0104e58b" officeooo:paragraph-rsid="0104e58b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8pt" fo:font-weight="bold" officeooo:rsid="0104e58b" officeooo:paragraph-rsid="011685ef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8pt" fo:font-weight="bold" officeooo:rsid="01192c27" officeooo:paragraph-rsid="01192c27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8pt" fo:font-weight="bold" officeooo:rsid="00eab7c9" officeooo:paragraph-rsid="00eab7c9" fo:background-color="transparent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8pt" fo:font-weight="bold" officeooo:rsid="00eaa2c1" officeooo:paragraph-rsid="00eaa2c1" fo:background-color="transparent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0pt" officeooo:rsid="00d145cd" officeooo:paragraph-rsid="00d145cd" style:font-size-asian="10pt" style:font-size-complex="10pt"/>
    </style:style>
    <style:style style:name="P66" style:family="paragraph" style:parent-style-name="Table_20_Heading">
      <style:text-properties fo:font-size="8pt" style:font-size-asian="8pt" style:font-size-complex="8pt"/>
    </style:style>
    <style:style style:name="P67" style:family="paragraph" style:parent-style-name="Table_20_Heading">
      <style:paragraph-properties fo:text-align="center" style:justify-single-word="false"/>
      <style:text-properties fo:font-size="8pt" style:font-size-asian="8pt" style:font-size-complex="8pt"/>
    </style:style>
    <style:style style:name="P68" style:family="paragraph" style:parent-style-name="Table_20_Heading">
      <style:text-properties style:font-name="Arial1" fo:font-size="8pt" fo:font-weight="bold" style:font-size-asian="8pt" style:font-size-complex="8pt"/>
    </style:style>
    <style:style style:name="P69" style:family="paragraph" style:parent-style-name="Table_20_Heading">
      <style:text-properties style:font-name="Arial1" fo:font-size="8pt" fo:font-weight="bold" officeooo:rsid="00d44cbe" officeooo:paragraph-rsid="00d44cbe" style:font-size-asian="8pt" style:font-size-complex="8pt"/>
    </style:style>
    <style:style style:name="P70" style:family="paragraph" style:parent-style-name="Table_20_Heading">
      <style:paragraph-properties fo:text-align="center" style:justify-single-word="false"/>
      <style:text-properties style:font-name="Arial1" fo:font-size="10pt" officeooo:rsid="00d145cd" officeooo:paragraph-rsid="00d145cd" style:font-size-asian="10pt" style:font-size-complex="10pt"/>
    </style:style>
    <style:style style:name="P71" style:family="paragraph" style:parent-style-name="Contents_20_Heading">
      <style:paragraph-properties fo:break-before="page"/>
    </style:style>
    <style:style style:name="P7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5" style:family="paragraph" style:parent-style-name="Text_20_body">
      <style:paragraph-properties fo:margin-left="0.4925in" fo:margin-right="0in" fo:text-indent="0in" style:auto-text-indent="false"/>
      <style:text-properties officeooo:paragraph-rsid="01108e71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officeooo:paragraph-rsid="011d93da"/>
    </style:style>
    <style:style style:name="P77" style:family="paragraph" style:parent-style-name="Heading_20_1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78" style:family="paragraph" style:parent-style-name="Heading_20_1">
      <style:paragraph-properties fo:break-before="page"/>
      <style:text-properties officeooo:rsid="00c799b6" officeooo:paragraph-rsid="00d89e28"/>
    </style:style>
    <style:style style:name="P79" style:family="paragraph" style:parent-style-name="Heading_20_3">
      <style:text-properties officeooo:paragraph-rsid="011685ef"/>
    </style:style>
    <style:style style:name="P80" style:family="paragraph" style:parent-style-name="Heading_20_3">
      <style:text-properties fo:font-variant="normal" fo:text-transform="none" fo:color="#24292e" style:font-name="Arial1" fo:font-size="10pt" fo:letter-spacing="normal" fo:font-style="normal" fo:font-weight="normal" officeooo:rsid="00d89e28" officeooo:paragraph-rsid="0104e58b" style:font-size-asian="10pt" style:font-size-complex="10pt"/>
    </style:style>
    <style:style style:name="P81" style:family="paragraph" style:parent-style-name="Heading_20_3" style:list-style-name="">
      <style:paragraph-properties fo:orphans="2" fo:widows="2" fo:hyphenation-ladder-count="no-limit"/>
      <style:text-properties officeooo:paragraph-rsid="011685ef" fo:hyphenate="false" fo:hyphenation-remain-char-count="2" fo:hyphenation-push-char-count="2"/>
    </style:style>
    <style:style style:name="P82" style:family="paragraph" style:parent-style-name="Heading_20_3">
      <style:text-properties officeooo:paragraph-rsid="00f61d6f"/>
    </style:style>
    <style:style style:name="P83" style:family="paragraph" style:parent-style-name="Heading_20_3">
      <style:paragraph-properties fo:break-before="page"/>
      <style:text-properties officeooo:paragraph-rsid="011685ef"/>
    </style:style>
    <style:style style:name="P84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  <style:text-properties officeooo:rsid="00d8c90b" officeooo:paragraph-rsid="00d8c90b"/>
    </style:style>
    <style:style style:name="P85" style:family="paragraph" style:parent-style-name="Table_20_Contents">
      <style:paragraph-properties fo:text-align="center" style:justify-single-word="false"/>
      <style:text-properties fo:font-size="8pt" officeooo:rsid="011ecb05" officeooo:paragraph-rsid="011ecb05" style:font-size-asian="8pt" style:font-size-complex="8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 fo:font-size="10pt" officeooo:rsid="00e9008b" style:font-size-asian="10pt" style:font-size-complex="10pt"/>
    </style:style>
    <style:style style:name="T3" style:family="text">
      <style:text-properties style:font-name="Arial1" fo:font-size="10pt" fo:font-style="normal" fo:font-weight="normal" officeooo:rsid="00c799b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font-name="Arial1" fo:font-size="10pt" fo:font-style="normal" fo:font-weight="normal" officeooo:rsid="00cf31d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font-name="Arial1" fo:font-size="10pt" fo:font-style="normal" style:text-underline-style="solid" style:text-underline-width="auto" style:text-underline-color="font-color" fo:font-weight="bold" officeooo:rsid="00c799b6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style:font-name="Arial1" fo:font-size="10pt" fo:font-weight="normal" officeooo:rsid="00e9008b" style:font-size-asian="10pt" style:font-weight-asian="normal" style:font-size-complex="10pt" style:font-weight-complex="normal"/>
    </style:style>
    <style:style style:name="T7" style:family="text">
      <style:text-properties style:font-name="Arial1" fo:font-size="14pt" style:font-size-asian="14pt" style:font-size-complex="14pt"/>
    </style:style>
    <style:style style:name="T8" style:family="text">
      <style:text-properties style:font-name="Arial1" fo:font-size="14pt" officeooo:rsid="00d145cd" style:font-size-asian="14pt" style:font-size-complex="14pt"/>
    </style:style>
    <style:style style:name="T9" style:family="text">
      <style:text-properties style:font-name="Arial1" fo:font-size="10.5pt" fo:font-style="normal" fo:font-weight="normal" officeooo:rsid="00cf31d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0" style:family="text">
      <style:text-properties fo:font-variant="normal" fo:text-transform="none" fo:color="#24292e" style:font-name="Arial1" fo:font-size="10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24292e" style:font-name="Arial1" fo:font-size="10pt" fo:letter-spacing="normal" fo:font-style="normal" fo:font-weight="bold" officeooo:rsid="00d6c767" style:font-size-asian="10pt" style:font-size-complex="10pt"/>
    </style:style>
    <style:style style:name="T12" style:family="text">
      <style:text-properties fo:font-variant="normal" fo:text-transform="none" fo:color="#24292e" style:font-name="Arial1" fo:font-size="10pt" fo:letter-spacing="normal" fo:font-style="normal" fo:font-weight="bold" officeooo:rsid="00dc12df" style:font-size-asian="10pt" style:font-size-complex="10pt"/>
    </style:style>
    <style:style style:name="T13" style:family="text">
      <style:text-properties fo:font-variant="normal" fo:text-transform="none" fo:color="#24292e" style:font-name="Arial1" fo:font-size="10pt" fo:letter-spacing="normal" fo:font-style="normal" fo:font-weight="bold" officeooo:rsid="00e122ff" style:font-size-asian="10pt" style:font-size-complex="10pt"/>
    </style:style>
    <style:style style:name="T14" style:family="text">
      <style:text-properties fo:font-variant="normal" fo:text-transform="none" fo:color="#24292e" style:font-name="Arial1" fo:font-size="10pt" fo:letter-spacing="normal" fo:font-style="normal" fo:font-weight="bold" officeooo:rsid="011685ef" style:font-size-asian="10pt" style:font-size-complex="10pt"/>
    </style:style>
    <style:style style:name="T15" style:family="text">
      <style:text-properties fo:font-variant="normal" fo:text-transform="none" fo:color="#24292e" style:font-name="Arial1" fo:font-size="10pt" fo:letter-spacing="normal" fo:font-style="normal" fo:font-weight="normal" officeooo:rsid="00cb91c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font-variant="normal" fo:text-transform="none" fo:color="#24292e" style:font-name="Arial1" fo:font-size="10pt" fo:letter-spacing="normal" fo:font-style="normal" fo:font-weight="normal" officeooo:rsid="00d236b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" style:family="text">
      <style:text-properties fo:font-variant="normal" fo:text-transform="none" fo:color="#24292e" style:font-name="Arial1" fo:font-size="10pt" fo:letter-spacing="normal" fo:font-style="normal" fo:font-weight="normal" officeooo:rsid="00d23ce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24292e" style:font-name="Arial1" fo:font-size="10pt" fo:letter-spacing="normal" fo:font-style="normal" fo:font-weight="normal" officeooo:rsid="00d29ab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" style:family="text">
      <style:text-properties fo:font-variant="normal" fo:text-transform="none" fo:color="#24292e" style:font-name="Arial1" fo:font-size="10pt" fo:letter-spacing="normal" fo:font-style="normal" fo:font-weight="normal" officeooo:rsid="01039ea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font-variant="normal" fo:text-transform="none" fo:color="#24292e" style:font-name="Arial1" fo:font-size="10pt" fo:letter-spacing="normal" fo:font-style="normal" fo:font-weight="normal" officeooo:rsid="01108e7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fo:font-variant="normal" fo:text-transform="none" fo:color="#24292e" style:font-name="Arial1" fo:font-size="10pt" fo:letter-spacing="normal" fo:font-style="normal" fo:font-weight="normal" officeooo:rsid="011d93d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2" style:family="text">
      <style:text-properties fo:font-variant="normal" fo:text-transform="none" fo:color="#24292e" style:font-name="Arial1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24292e" style:font-name="Arial1" fo:font-size="10pt" fo:letter-spacing="normal" fo:font-style="normal" fo:font-weight="normal" officeooo:rsid="00d6c767" style:font-size-asian="10pt" style:font-size-complex="10pt"/>
    </style:style>
    <style:style style:name="T24" style:family="text">
      <style:text-properties fo:font-variant="normal" fo:text-transform="none" fo:color="#24292e" style:font-name="Arial1" fo:font-size="10pt" fo:letter-spacing="normal" fo:font-style="normal" fo:font-weight="normal" officeooo:rsid="00e122ff" style:font-size-asian="10pt" style:font-size-complex="10pt"/>
    </style:style>
    <style:style style:name="T25" style:family="text">
      <style:text-properties fo:font-variant="normal" fo:text-transform="none" fo:color="#24292e" style:font-name="Arial1" fo:font-size="10pt" fo:letter-spacing="normal" fo:font-style="normal" fo:font-weight="normal" officeooo:rsid="00f61d6f" style:font-size-asian="10pt" style:font-size-complex="10pt"/>
    </style:style>
    <style:style style:name="T26" style:family="text">
      <style:text-properties fo:font-variant="normal" fo:text-transform="none" fo:color="#24292e" style:font-name="Arial1" fo:font-size="10pt" fo:letter-spacing="normal" fo:font-style="normal" fo:font-weight="normal" officeooo:rsid="00e1dbff" style:font-size-asian="10pt" style:font-size-complex="10pt"/>
    </style:style>
    <style:style style:name="T27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officeooo:rsid="00d23ce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8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officeooo:rsid="00d29ab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9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officeooo:rsid="011d93d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0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31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officeooo:rsid="0111db58" style:font-size-asian="10pt" style:font-size-complex="10pt"/>
    </style:style>
    <style:style style:name="T32" style:family="text">
      <style:text-properties fo:font-variant="normal" fo:text-transform="none" fo:color="#24292e" style:font-name="Arial1" fo:font-size="14pt" fo:letter-spacing="normal" fo:font-style="normal" fo:font-weight="bold" style:font-size-asian="14pt" style:font-size-complex="14pt"/>
    </style:style>
    <style:style style:name="T33" style:family="text">
      <style:text-properties fo:font-variant="normal" fo:text-transform="none" fo:color="#24292e" style:font-name="Arial1" fo:font-size="14pt" fo:letter-spacing="normal" fo:font-style="normal" fo:font-weight="bold" officeooo:rsid="00d44cbe" style:font-size-asian="14pt" style:font-size-complex="14pt"/>
    </style:style>
    <style:style style:name="T34" style:family="text">
      <style:text-properties fo:font-variant="normal" fo:text-transform="none" fo:color="#24292e" style:font-name="Arial1" fo:font-size="14pt" fo:letter-spacing="normal" fo:font-style="normal" style:text-underline-style="none" fo:font-weight="bold" officeooo:rsid="00d236b9" style:font-size-asian="14pt" style:font-style-asian="normal" style:font-weight-asian="bold" style:font-name-complex="Arial1" style:font-size-complex="14pt" style:font-style-complex="normal" style:font-weight-complex="bold"/>
    </style:style>
    <style:style style:name="T35" style:family="text">
      <style:text-properties fo:font-variant="normal" fo:text-transform="none" fo:color="#24292e" style:font-name="Arial1" fo:font-size="14pt" fo:letter-spacing="normal" fo:font-style="normal" style:text-underline-style="none" fo:font-weight="bold" officeooo:rsid="00d23ce9" style:font-size-asian="14pt" style:font-style-asian="normal" style:font-weight-asian="bold" style:font-name-complex="Arial1" style:font-size-complex="14pt" style:font-style-complex="normal" style:font-weight-complex="bold"/>
    </style:style>
    <style:style style:name="T36" style:family="text">
      <style:text-properties fo:font-variant="normal" fo:text-transform="none" fo:color="#202122" style:font-name="Arial1" fo:font-size="10.5pt" fo:letter-spacing="normal" fo:font-style="normal" fo:font-weight="bold" officeooo:rsid="00cf31d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7" style:family="text">
      <style:text-properties fo:font-variant="normal" fo:text-transform="none" fo:color="#202122" style:font-name="Arial1" fo:font-size="10.5pt" fo:letter-spacing="normal" fo:font-style="normal" fo:font-weight="normal" officeooo:rsid="00cf31d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8" style:family="text">
      <style:text-properties fo:font-variant="normal" fo:text-transform="none" fo:color="#202122" style:font-name="Arial1" fo:font-size="10.5pt" fo:letter-spacing="normal" fo:font-style="normal" fo:font-weight="normal" officeooo:rsid="00cfef3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9" style:family="text">
      <style:text-properties fo:font-variant="normal" fo:text-transform="none" fo:color="#202122" style:font-name="Arial1" fo:font-size="10.5pt" fo:letter-spacing="normal" fo:font-style="normal" fo:font-weight="normal" officeooo:rsid="00d236b9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40" style:family="text">
      <style:text-properties officeooo:rsid="00493e9d"/>
    </style:style>
    <style:style style:name="T41" style:family="text">
      <style:text-properties officeooo:rsid="00d236b9"/>
    </style:style>
    <style:style style:name="T42" style:family="text">
      <style:text-properties officeooo:rsid="00d23ce9"/>
    </style:style>
    <style:style style:name="T43" style:family="text">
      <style:text-properties officeooo:rsid="00d89e28"/>
    </style:style>
    <style:style style:name="T44" style:family="text">
      <style:text-properties officeooo:rsid="00d8c90b"/>
    </style:style>
    <style:style style:name="T45" style:family="text">
      <style:text-properties officeooo:rsid="00da913c"/>
    </style:style>
    <style:style style:name="T46" style:family="text">
      <style:text-properties officeooo:rsid="00e1dbff"/>
    </style:style>
    <style:style style:name="T47" style:family="text">
      <style:text-properties fo:font-weight="normal" officeooo:rsid="00e9008b" style:font-weight-asian="normal" style:font-weight-complex="normal"/>
    </style:style>
    <style:style style:name="T48" style:family="text">
      <style:text-properties officeooo:rsid="00efeb96"/>
    </style:style>
    <style:style style:name="T49" style:family="text">
      <style:text-properties officeooo:rsid="00f09c11"/>
    </style:style>
    <style:style style:name="T50" style:family="text">
      <style:text-properties officeooo:rsid="00f43aac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fo:font-weight="normal" style:font-size-asian="10pt" style:font-weight-asian="normal" style:font-size-complex="10pt" style:font-weight-complex="normal"/>
    </style:style>
    <style:style style:name="T53" style:family="text">
      <style:text-properties officeooo:rsid="00fc26ef"/>
    </style:style>
    <style:style style:name="T54" style:family="text">
      <style:text-properties officeooo:rsid="0103bb28"/>
    </style:style>
    <style:style style:name="T55" style:family="text">
      <style:text-properties officeooo:rsid="0103ddbb"/>
    </style:style>
    <style:style style:name="T56" style:family="text">
      <style:text-properties officeooo:rsid="01048b44"/>
    </style:style>
    <style:style style:name="T57" style:family="text">
      <style:text-properties officeooo:rsid="01069d3d"/>
    </style:style>
    <style:style style:name="T58" style:family="text">
      <style:text-properties officeooo:rsid="010fc9cf"/>
    </style:style>
    <style:style style:name="T59" style:family="text">
      <style:text-properties officeooo:rsid="01108e71"/>
    </style:style>
    <style:style style:name="T60" style:family="text">
      <style:text-properties officeooo:rsid="0110d284"/>
    </style:style>
    <style:style style:name="T61" style:family="text">
      <style:text-properties officeooo:rsid="0111db58"/>
    </style:style>
    <style:style style:name="T62" style:family="text">
      <style:text-properties officeooo:rsid="0113222e"/>
    </style:style>
    <style:style style:name="T63" style:family="text">
      <style:text-properties officeooo:rsid="0114950a"/>
    </style:style>
    <style:style style:name="T64" style:family="text">
      <style:text-properties officeooo:rsid="011685ef"/>
    </style:style>
    <style:style style:name="T65" style:family="text">
      <style:text-properties style:text-underline-style="solid" style:text-underline-width="auto" style:text-underline-color="font-color" officeooo:rsid="00d89e28"/>
    </style:style>
    <style:style style:name="T66" style:family="text">
      <style:text-properties officeooo:rsid="011d93da"/>
    </style:style>
    <style:style style:name="T67" style:family="text">
      <style:text-properties officeooo:rsid="011ef6fb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XARPS</text:p>
      <text:p text:style-name="P21">eXtensible Amateur Radio Payload Specifica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0">Hudson Valley Digital Network</text:p>
      <text:p text:style-name="P20"><text:span text:style-name="T66">2 March</text:span> 20<text:span text:style-name="T40">21</text:span></text:p>
      <text:p text:style-name="P17">v<text:span text:style-name="T44">0.5</text:span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1">Table of Contents</text:p>
          </text:index-title>
          <text:p text:style-name="P72"><text:a xlink:type="simple" xlink:href="#__RefHeading___Toc3283_625890619" text:style-name="Index_20_Link" text:visited-style-name="Index_20_Link">XARPS<text:tab/>3</text:a></text:p>
          <text:p text:style-name="P73"><text:a xlink:type="simple" xlink:href="#__RefHeading___Toc2562_1363379430" text:style-name="Index_20_Link" text:visited-style-name="Index_20_Link">Payload Fields<text:tab/>3</text:a></text:p>
          <text:p text:style-name="P73"><text:a xlink:type="simple" xlink:href="#__RefHeading___Toc2564_1363379430" text:style-name="Index_20_Link" text:visited-style-name="Index_20_Link">Source </text:a><text:a xlink:type="simple" xlink:href="#__RefHeading___Toc2564_1363379430" text:style-name="Index_20_Link" text:visited-style-name="Index_20_Link">and Destination</text:a><text:a xlink:type="simple" xlink:href="#__RefHeading___Toc2564_1363379430" text:style-name="Index_20_Link" text:visited-style-name="Index_20_Link"><text:tab/>3</text:a></text:p>
          <text:p text:style-name="P73"><text:a xlink:type="simple" xlink:href="#__RefHeading___Toc2566_1363379430" text:style-name="Index_20_Link" text:visited-style-name="Index_20_Link">Options<text:tab/>3</text:a></text:p>
          <text:p text:style-name="P73"><text:a xlink:type="simple" xlink:href="#__RefHeading___Toc2568_1363379430" text:style-name="Index_20_Link" text:visited-style-name="Index_20_Link">Data</text:a><text:a xlink:type="simple" xlink:href="#__RefHeading___Toc2568_1363379430" text:style-name="Index_20_Link" text:visited-style-name="Index_20_Link"> Type</text:a><text:a xlink:type="simple" xlink:href="#__RefHeading___Toc2568_1363379430" text:style-name="Index_20_Link" text:visited-style-name="Index_20_Link"><text:tab/>3</text:a></text:p>
          <text:p text:style-name="P74"><text:a xlink:type="simple" xlink:href="#__RefHeading___Toc1355_947407625" text:style-name="Index_20_Link" text:visited-style-name="Index_20_Link">0x00 Reserved<text:tab/>4</text:a></text:p>
          <text:p text:style-name="P74"><text:a xlink:type="simple" xlink:href="#__RefHeading___Toc1357_947407625" text:style-name="Index_20_Link" text:visited-style-name="Index_20_Link">0x02 Time<text:tab/>4</text:a></text:p>
          <text:p text:style-name="P74"><text:a xlink:type="simple" xlink:href="#__RefHeading___Toc1359_947407625" text:style-name="Index_20_Link" text:visited-style-name="Index_20_Link">0x03 Position Update<text:tab/>4</text:a></text:p>
          <text:p text:style-name="P74"><text:a xlink:type="simple" xlink:href="#__RefHeading___Toc1361_947407625" text:style-name="Index_20_Link" text:visited-style-name="Index_20_Link">0x04 </text:a><text:a xlink:type="simple" xlink:href="#__RefHeading___Toc1361_947407625" text:style-name="Index_20_Link" text:visited-style-name="Index_20_Link">Weather Update</text:a><text:a xlink:type="simple" xlink:href="#__RefHeading___Toc1361_947407625" text:style-name="Index_20_Link" text:visited-style-name="Index_20_Link"><text:tab/>5</text:a></text:p>
          <text:p text:style-name="P74"><text:a xlink:type="simple" xlink:href="#__RefHeading___Toc1591_699525311" text:style-name="Index_20_Link" text:visited-style-name="Index_20_Link">0x0</text:a><text:a xlink:type="simple" xlink:href="#__RefHeading___Toc1591_699525311" text:style-name="Index_20_Link" text:visited-style-name="Index_20_Link">5</text:a><text:a xlink:type="simple" xlink:href="#__RefHeading___Toc1591_699525311" text:style-name="Index_20_Link" text:visited-style-name="Index_20_Link"> Te</text:a><text:a xlink:type="simple" xlink:href="#__RefHeading___Toc1591_699525311" text:style-name="Index_20_Link" text:visited-style-name="Index_20_Link">lemetry</text:a><text:a xlink:type="simple" xlink:href="#__RefHeading___Toc1591_699525311" text:style-name="Index_20_Link" text:visited-style-name="Index_20_Link"><text:tab/>5</text:a></text:p>
          <text:p text:style-name="P74"><text:a xlink:type="simple" xlink:href="#__RefHeading___Toc1593_699525311" text:style-name="Index_20_Link" text:visited-style-name="Index_20_Link">0x0</text:a><text:a xlink:type="simple" xlink:href="#__RefHeading___Toc1593_699525311" text:style-name="Index_20_Link" text:visited-style-name="Index_20_Link">6</text:a><text:a xlink:type="simple" xlink:href="#__RefHeading___Toc1593_699525311" text:style-name="Index_20_Link" text:visited-style-name="Index_20_Link"> </text:a><text:a xlink:type="simple" xlink:href="#__RefHeading___Toc1593_699525311" text:style-name="Index_20_Link" text:visited-style-name="Index_20_Link">Binary Data</text:a><text:a xlink:type="simple" xlink:href="#__RefHeading___Toc1593_699525311" text:style-name="Index_20_Link" text:visited-style-name="Index_20_Link"><text:tab/>5</text:a></text:p>
          <text:p text:style-name="P74"><text:a xlink:type="simple" xlink:href="#__RefHeading___Toc1363_947407625" text:style-name="Index_20_Link" text:visited-style-name="Index_20_Link">0x0</text:a><text:a xlink:type="simple" xlink:href="#__RefHeading___Toc1363_947407625" text:style-name="Index_20_Link" text:visited-style-name="Index_20_Link">7</text:a><text:a xlink:type="simple" xlink:href="#__RefHeading___Toc1363_947407625" text:style-name="Index_20_Link" text:visited-style-name="Index_20_Link"> Text Message</text:a><text:a xlink:type="simple" xlink:href="#__RefHeading___Toc1363_947407625" text:style-name="Index_20_Link" text:visited-style-name="Index_20_Link"><text:tab/>5</text:a></text:p>
          <text:p text:style-name="P74"><text:a xlink:type="simple" xlink:href="#__RefHeading___Toc1595_699525311" text:style-name="Index_20_Link" text:visited-style-name="Index_20_Link">0x0</text:a><text:a xlink:type="simple" xlink:href="#__RefHeading___Toc1595_699525311" text:style-name="Index_20_Link" text:visited-style-name="Index_20_Link">8</text:a><text:a xlink:type="simple" xlink:href="#__RefHeading___Toc1595_699525311" text:style-name="Index_20_Link" text:visited-style-name="Index_20_Link"> </text:a><text:a xlink:type="simple" xlink:href="#__RefHeading___Toc1595_699525311" text:style-name="Index_20_Link" text:visited-style-name="Index_20_Link">APRS</text:a><text:a xlink:type="simple" xlink:href="#__RefHeading___Toc1595_699525311" text:style-name="Index_20_Link" text:visited-style-name="Index_20_Link"><text:tab/>6</text:a></text:p>
          <text:p text:style-name="P74"><text:a xlink:type="simple" xlink:href="#__RefHeading___Toc1367_947407625" text:style-name="Index_20_Link" text:visited-style-name="Index_20_Link">0x0</text:a><text:a xlink:type="simple" xlink:href="#__RefHeading___Toc1367_947407625" text:style-name="Index_20_Link" text:visited-style-name="Index_20_Link">9</text:a><text:a xlink:type="simple" xlink:href="#__RefHeading___Toc1367_947407625" text:style-name="Index_20_Link" text:visited-style-name="Index_20_Link"> Last Seen Stations</text:a><text:a xlink:type="simple" xlink:href="#__RefHeading___Toc1367_947407625" text:style-name="Index_20_Link" text:visited-style-name="Index_20_Link"><text:tab/>6</text:a></text:p>
          <text:p text:style-name="P74"><text:a xlink:type="simple" xlink:href="#__RefHeading___Toc1373_947407625" text:style-name="Index_20_Link" text:visited-style-name="Index_20_Link">0x</text:a><text:a xlink:type="simple" xlink:href="#__RefHeading___Toc1373_947407625" text:style-name="Index_20_Link" text:visited-style-name="Index_20_Link">5</text:a><text:a xlink:type="simple" xlink:href="#__RefHeading___Toc1373_947407625" text:style-name="Index_20_Link" text:visited-style-name="Index_20_Link">0 </text:a><text:a xlink:type="simple" xlink:href="#__RefHeading___Toc1373_947407625" text:style-name="Index_20_Link" text:visited-style-name="Index_20_Link">HTTP</text:a><text:a xlink:type="simple" xlink:href="#__RefHeading___Toc1373_947407625" text:style-name="Index_20_Link" text:visited-style-name="Index_20_Link"><text:tab/>6</text:a></text:p>
          <text:p text:style-name="P74"><text:a xlink:type="simple" xlink:href="#__RefHeading___Toc1375_947407625" text:style-name="Index_20_Link" text:visited-style-name="Index_20_Link">0x</text:a><text:a xlink:type="simple" xlink:href="#__RefHeading___Toc1375_947407625" text:style-name="Index_20_Link" text:visited-style-name="Index_20_Link">71</text:a><text:a xlink:type="simple" xlink:href="#__RefHeading___Toc1375_947407625" text:style-name="Index_20_Link" text:visited-style-name="Index_20_Link"> </text:a><text:a xlink:type="simple" xlink:href="#__RefHeading___Toc1375_947407625" text:style-name="Index_20_Link" text:visited-style-name="Index_20_Link">Ident</text:a><text:a xlink:type="simple" xlink:href="#__RefHeading___Toc1375_947407625" text:style-name="Index_20_Link" text:visited-style-name="Index_20_Link"><text:tab/>6</text:a></text:p>
        </text:index-body>
      </text:table-of-content>
      <text:h text:style-name="Heading_20_1" text:outline-level="1"/>
      <text:h text:style-name="P77" text:outline-level="1"/>
      <text:h text:style-name="P78" text:outline-level="1"><text:bookmark-start text:name="__RefHeading___Toc3283_625890619"/>XARPS<text:bookmark-end text:name="__RefHeading___Toc3283_625890619"/></text:h>
      <text:p text:style-name="P16"><text:span text:style-name="T1">XARPS stands for </text:span><text:span text:style-name="Source_20_Text"><text:span text:style-name="T3">e</text:span></text:span><text:span text:style-name="Source_20_Text"><text:span text:style-name="T5">X</text:span></text:span><text:span text:style-name="Source_20_Text"><text:span text:style-name="T3">tensible </text:span></text:span><text:span text:style-name="Source_20_Text"><text:span text:style-name="T5">A</text:span></text:span><text:span text:style-name="Source_20_Text"><text:span text:style-name="T3">mateur </text:span></text:span><text:span text:style-name="Source_20_Text"><text:span text:style-name="T5">R</text:span></text:span><text:span text:style-name="Source_20_Text"><text:span text:style-name="T3">adio </text:span></text:span><text:span text:style-name="Source_20_Text"><text:span text:style-name="T5">P</text:span></text:span><text:span text:style-name="Source_20_Text"><text:span text:style-name="T3">ayload </text:span></text:span><text:span text:style-name="Source_20_Text"><text:span text:style-name="T5">S</text:span></text:span><text:span text:style-name="Source_20_Text"><text:span text:style-name="T3">pecification. </text:span></text:span><text:span text:style-name="Source_20_Text"><text:span text:style-name="T4">Refer</text:span></text:span><text:span text:style-name="Source_20_Text"><text:span text:style-name="T9">encing the </text:span></text:span><text:a xlink:type="simple" xlink:href="https://en.wikipedia.org/wiki/OSI_model" text:style-name="Internet_20_link" text:visited-style-name="Visited_20_Internet_20_Link"><text:span text:style-name="Source_20_Text"><text:span text:style-name="T36">Open Systems Interconnection model </text:span></text:span></text:a><text:a xlink:type="simple" xlink:href="https://en.wikipedia.org/wiki/OSI_model" text:style-name="Internet_20_link" text:visited-style-name="Visited_20_Internet_20_Link"><text:span text:style-name="Source_20_Text"><text:span text:style-name="T37">(</text:span></text:span></text:a><text:a xlink:type="simple" xlink:href="https://en.wikipedia.org/wiki/OSI_model" text:style-name="Internet_20_link" text:visited-style-name="Visited_20_Internet_20_Link"><text:span text:style-name="Source_20_Text"><text:span text:style-name="T36">OSI model</text:span></text:span></text:a><text:a xlink:type="simple" xlink:href="https://en.wikipedia.org/wiki/OSI_model" text:style-name="Internet_20_link" text:visited-style-name="Visited_20_Internet_20_Link"><text:span text:style-name="Source_20_Text">)</text:span></text:a><text:span text:style-name="Source_20_Text"><text:span text:style-name="T37">, XARPS is </text:span></text:span><text:span text:style-name="Source_20_Text"><text:span text:style-name="T38">an application layer protocol with link-level awareness for use by RF systems providing application level connectivity to other networked systems. </text:span></text:span><text:span text:style-name="Source_20_Text"><text:span text:style-name="T39">ASCII (UTF-8) is used throughout the specification</text:span></text:span></text:p>
      <text:h text:style-name="Heading_20_2" text:outline-level="2"><text:bookmark-start text:name="__RefHeading___Toc2562_1363379430"/><text:span text:style-name="Source_20_Text"><text:span text:style-name="T7">Payload </text:span></text:span><text:span text:style-name="Source_20_Text"><text:span text:style-name="T8">Fields</text:span></text:span><text:bookmark-end text:name="__RefHeading___Toc2562_1363379430"/></text:h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70">Source</text:p>
            </table:table-cell>
            <table:table-cell table:style-name="Table8.A1" office:value-type="string">
              <text:p text:style-name="P70">Destination</text:p>
            </table:table-cell>
            <table:table-cell table:style-name="Table8.A1" office:value-type="string">
              <text:p text:style-name="P70">Options</text:p>
            </table:table-cell>
            <table:table-cell table:style-name="Table8.A1" office:value-type="string">
              <text:p text:style-name="P70">Data Type</text:p>
            </table:table-cell>
            <table:table-cell table:style-name="Table8.E1" office:value-type="string">
              <text:p text:style-name="P70">Data</text:p>
            </table:table-cell>
          </table:table-row>
        </table:table-header-rows>
        <table:table-row>
          <table:table-cell table:style-name="Table8.A2" office:value-type="string">
            <text:p text:style-name="P65"><text:span text:style-name="T41">9</text:span> bytes <text:span text:style-name="T42">(string)</text:span></text:p>
          </table:table-cell>
          <table:table-cell table:style-name="Table8.B2" office:value-type="string">
            <text:p text:style-name="P65"><text:span text:style-name="T41">9</text:span> bytes <text:span text:style-name="T42">(string)</text:span></text:p>
          </table:table-cell>
          <table:table-cell table:style-name="Table8.C2" office:value-type="string">
            <text:p text:style-name="P65"><text:span text:style-name="T42">1</text:span> byte<text:span text:style-name="T41"> (integer)</text:span></text:p>
          </table:table-cell>
          <table:table-cell table:style-name="Table8.D2" office:value-type="string">
            <text:p text:style-name="P65">1 byte <text:span text:style-name="T42">(integer)</text:span></text:p>
          </table:table-cell>
          <table:table-cell table:style-name="Table8.E2" office:value-type="string">
            <text:p text:style-name="P65">23<text:span text:style-name="T42">5</text:span> bytes <text:span text:style-name="T42">(string)</text:span></text:p>
          </table:table-cell>
        </table:table-row>
      </table:table>
      <text:p text:style-name="Standard"><text:span text:style-name="Source_20_Text"/></text:p>
      <text:h text:style-name="Heading_20_2" text:outline-level="2"><text:bookmark-start text:name="__RefHeading___Toc2564_1363379430"/><text:span text:style-name="Source_20_Text"><text:span text:style-name="T34">Source </text:span></text:span><text:span text:style-name="Source_20_Text"><text:span text:style-name="T35">and Destination</text:span></text:span><text:bookmark-end text:name="__RefHeading___Toc2564_1363379430"/></text:h>
      <text:p text:style-name="P75"><text:span text:style-name="Source_20_Text"><text:span text:style-name="T18">E</text:span></text:span><text:span text:style-name="Source_20_Text"><text:span text:style-name="T17">ach contain </text:span></text:span><text:span text:style-name="Source_20_Text"><text:span text:style-name="T16">callsign/handle with SSID. </text:span></text:span><text:span text:style-name="Source_20_Text"><text:span text:style-name="T17">Field size supports IARU decision </text:span></text:span><text:span text:style-name="Source_20_Text"><text:span text:style-name="T18">for</text:span></text:span><text:span text:style-name="Source_20_Text"><text:span text:style-name="T17"> 7 character callsigns. </text:span></text:span><text:span text:style-name="Source_20_Text"><text:span text:style-name="T20">Field</text:span></text:span><text:span text:style-name="Source_20_Text"><text:span text:style-name="T21">s</text:span></text:span><text:span text:style-name="Source_20_Text"><text:span text:style-name="T20"> are right justified and padded.</text:span></text:span><text:span text:style-name="Source_20_Text"><text:span text:style-name="T17"> </text:span></text:span><text:span text:style-name="Source_20_Text"><text:span text:style-name="T18">Example source and destination data include </text:span></text:span><text:span text:style-name="Source_20_Text"><text:span text:style-name="T16">W1FCC50, PURPLE53.</text:span></text:span></text:p>
      <text:p text:style-name="P76"><text:span text:style-name="Source_20_Text"><text:span text:style-name="T29">N0CALL00</text:span></text:span><text:span text:style-name="Source_20_Text"><text:span text:style-name="T27"> is a reserved word</text:span></text:span><text:span text:style-name="Source_20_Text"><text:span text:style-name="T17"> </text:span></text:span><text:span text:style-name="Source_20_Text"><text:span text:style-name="T18">in </text:span></text:span><text:span text:style-name="Source_20_Text"><text:span text:style-name="T17">the </text:span></text:span><text:span text:style-name="Source_20_Text"><text:span text:style-name="T29">source</text:span></text:span><text:span text:style-name="Source_20_Text"><text:span text:style-name="T27"> field</text:span></text:span><text:span text:style-name="Source_20_Text"><text:span text:style-name="T17"> </text:span></text:span><text:span text:style-name="Source_20_Text"><text:span text:style-name="T21">for local testing requiring no RF to be transmitted</text:span></text:span><text:span text:style-name="Source_20_Text"><text:span text:style-name="T19">.</text:span></text:span></text:p>
      <text:p text:style-name="P25"><text:span text:style-name="Source_20_Text"><text:span text:style-name="T27">BEACON99 is a reserved word</text:span></text:span><text:span text:style-name="Source_20_Text"><text:span text:style-name="T17"> </text:span></text:span><text:span text:style-name="Source_20_Text"><text:span text:style-name="T18">in </text:span></text:span><text:span text:style-name="Source_20_Text"><text:span text:style-name="T17">the </text:span></text:span><text:span text:style-name="Source_20_Text"><text:span text:style-name="T28">de</text:span></text:span><text:span text:style-name="Source_20_Text"><text:span text:style-name="T27">stination field </text:span></text:span><text:span text:style-name="Source_20_Text"><text:span text:style-name="T17">for broadcast messages. </text:span></text:span><text:span text:style-name="Source_20_Text"><text:span text:style-name="T19">You can change the <text:s/>SSID </text:span></text:span><text:span text:style-name="Source_20_Text"><text:span text:style-name="T21">for multicast behavior in the table below</text:span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6">BEAC<text:span text:style-name="T54">O</text:span>N-XX</text:p>
          </table:table-cell>
          <table:table-cell table:style-name="Table6.B1" office:value-type="string">
            <text:p text:style-name="P66">Target</text:p>
          </table:table-cell>
        </table:table-row>
        <table:table-row>
          <table:table-cell table:style-name="Table6.A2" office:value-type="string">
            <text:p text:style-name="P35">99</text:p>
          </table:table-cell>
          <table:table-cell table:style-name="Table6.B3" office:value-type="string">
            <text:p text:style-name="P35">AL<text:span text:style-name="T66">L Local RAN (Radio Area Network)</text:span></text:p>
          </table:table-cell>
        </table:table-row>
        <table:table-row>
          <table:table-cell table:style-name="Table6.A3" office:value-type="float" office:value="89">
            <text:p text:style-name="P35">8<text:span text:style-name="T66">9</text:span></text:p>
          </table:table-cell>
          <table:table-cell table:style-name="Table6.B3" office:value-type="string">
            <text:p text:style-name="P35"><text:span text:style-name="T66">ALL RAN </text:span>Gateways</text:p>
          </table:table-cell>
        </table:table-row>
        <table:table-row>
          <table:table-cell table:style-name="Table6.A4" office:value-type="string">
            <text:p text:style-name="P85">16-70</text:p>
          </table:table-cell>
          <table:table-cell table:style-name="Table6.B4" office:value-type="string">
            <text:p text:style-name="P85">Application Specific</text:p>
          </table:table-cell>
        </table:table-row>
      </table:table>
      <text:h text:style-name="Heading_20_2" text:outline-level="2"><text:bookmark-start text:name="__RefHeading___Toc2566_1363379430"/><text:span text:style-name="Source_20_Text"><text:span text:style-name="T7">Options</text:span></text:span><text:bookmark-end text:name="__RefHeading___Toc2566_1363379430"/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69">Value</text:p>
            </table:table-cell>
            <table:table-cell table:style-name="Table11.A1" office:value-type="string">
              <text:p text:style-name="P68">Option</text:p>
            </table:table-cell>
            <table:table-cell table:style-name="Table11.A1" office:value-type="string">
              <text:p text:style-name="P68">Description</text:p>
            </table:table-cell>
          </table:table-row>
        </table:table-header-rows>
        <table:table-row table:style-name="Table11.1">
          <table:table-cell table:style-name="Table11.A4" office:value-type="string">
            <text:p text:style-name="P52">0 - 5</text:p>
          </table:table-cell>
          <table:table-cell table:style-name="Table11.B4" office:value-type="string">
            <text:p text:style-name="P42">Reserved</text:p>
          </table:table-cell>
          <table:table-cell table:style-name="Table11.C4" office:value-type="string">
            <text:p text:style-name="P41"/>
          </table:table-cell>
        </table:table-row>
        <table:table-row table:style-name="Table11.3">
          <table:table-cell table:style-name="Table11.A4" office:value-type="string">
            <text:p text:style-name="P52">6</text:p>
          </table:table-cell>
          <table:table-cell table:style-name="Table11.B4" office:value-type="string">
            <text:p text:style-name="P42">ACK Response</text:p>
          </table:table-cell>
          <table:table-cell table:style-name="Table11.C4" office:value-type="string">
            <text:p text:style-name="P41">Response to ACK Request</text:p>
          </table:table-cell>
        </table:table-row>
        <table:table-row table:style-name="Table11.1">
          <table:table-cell table:style-name="Table11.A4" office:value-type="string">
            <text:p text:style-name="P52">7</text:p>
          </table:table-cell>
          <table:table-cell table:style-name="Table11.B4" office:value-type="string">
            <text:p text:style-name="P42">ACK Request</text:p>
          </table:table-cell>
          <table:table-cell table:style-name="Table11.C4" office:value-type="string">
            <text:p text:style-name="P41">Used when positive verification is required that a payload was received</text:p>
          </table:table-cell>
        </table:table-row>
      </table:table>
      <text:h text:style-name="Heading_20_2" text:outline-level="2"><text:bookmark-start text:name="__RefHeading___Toc2568_1363379430"/><text:span text:style-name="Strong_20_Emphasis"><text:span text:style-name="T33">Data</text:span></text:span><text:span text:style-name="Strong_20_Emphasis"><text:span text:style-name="T32"> Type</text:span></text:span><text:bookmark-end text:name="__RefHeading___Toc2568_1363379430"/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67">Value</text:p>
            </table:table-cell>
            <table:table-cell table:style-name="Table10.A1" office:value-type="string">
              <text:p text:style-name="P66">Type</text:p>
            </table:table-cell>
            <table:table-cell table:style-name="Table10.A1" office:value-type="string">
              <text:p text:style-name="P66">Description</text:p>
            </table:table-cell>
          </table:table-row>
        </table:table-header-rows>
        <table:table-row table:style-name="Table10.1">
          <table:table-cell table:style-name="Table10.A14" office:value-type="string">
            <text:p text:style-name="P36">0<text:span text:style-name="T59">x00</text:span></text:p>
          </table:table-cell>
          <table:table-cell table:style-name="Table10.B14" office:value-type="string">
            <text:p text:style-name="P32">Reserved</text:p>
          </table:table-cell>
          <table:table-cell table:style-name="Table10.C14" office:value-type="string">
            <text:p text:style-name="P32">Reserved</text:p>
          </table:table-cell>
        </table:table-row>
        <table:table-row table:style-name="Table10.3">
          <table:table-cell table:style-name="Table10.A14" office:value-type="string">
            <text:p text:style-name="P33"><text:span text:style-name="T59">0x0</text:span>1</text:p>
          </table:table-cell>
          <table:table-cell table:style-name="Table10.B14" office:value-type="string">
            <text:p text:style-name="P32">Battery</text:p>
          </table:table-cell>
          <table:table-cell table:style-name="Table10.C14" office:value-type="string">
            <text:p text:style-name="P32">Battery voltage update</text:p>
          </table:table-cell>
        </table:table-row>
        <table:table-row table:style-name="Table10.1">
          <table:table-cell table:style-name="Table10.A14" office:value-type="string">
            <text:p text:style-name="P33"><text:span text:style-name="T59">0x0</text:span>2</text:p>
          </table:table-cell>
          <table:table-cell table:style-name="Table10.B14" office:value-type="string">
            <text:p text:style-name="P32">Time</text:p>
          </table:table-cell>
          <table:table-cell table:style-name="Table10.C14" office:value-type="string">
            <text:p text:style-name="P32">Current time payload</text:p>
          </table:table-cell>
        </table:table-row>
        <table:table-row table:style-name="Table10.3">
          <table:table-cell table:style-name="Table10.A14" office:value-type="string">
            <text:p text:style-name="P33"><text:span text:style-name="T59">0x0</text:span>3</text:p>
          </table:table-cell>
          <table:table-cell table:style-name="Table10.B14" office:value-type="string">
            <text:p text:style-name="P32">Position Update</text:p>
          </table:table-cell>
          <table:table-cell table:style-name="Table10.C14" office:value-type="string">
            <text:p text:style-name="P32">GPS position update</text:p>
          </table:table-cell>
        </table:table-row>
        <table:table-row table:style-name="Table10.1">
          <table:table-cell table:style-name="Table10.A14" office:value-type="string">
            <text:p text:style-name="P33"><text:span text:style-name="T59">0x0</text:span>4</text:p>
          </table:table-cell>
          <table:table-cell table:style-name="Table10.B14" office:value-type="string">
            <text:p text:style-name="P32">Weather Update</text:p>
          </table:table-cell>
          <table:table-cell table:style-name="Table10.C14" office:value-type="string">
            <text:p text:style-name="P32">Weather station data</text:p>
          </table:table-cell>
        </table:table-row>
        <table:table-row table:style-name="Table10.3">
          <table:table-cell table:style-name="Table10.A14" office:value-type="string">
            <text:p text:style-name="P38"><text:span text:style-name="T59">0x0</text:span>5</text:p>
          </table:table-cell>
          <table:table-cell table:style-name="Table10.B14" office:value-type="string">
            <text:p text:style-name="P37">Telemetry</text:p>
          </table:table-cell>
          <table:table-cell table:style-name="Table10.C14" office:value-type="string">
            <text:p text:style-name="P37">Telemetry</text:p>
          </table:table-cell>
        </table:table-row>
        <table:table-row table:style-name="Table10.1">
          <table:table-cell table:style-name="Table10.A14" office:value-type="string">
            <text:p text:style-name="P38"><text:span text:style-name="T59">0x0</text:span>6</text:p>
          </table:table-cell>
          <table:table-cell table:style-name="Table10.B14" office:value-type="string">
            <text:p text:style-name="P32">Binary Data</text:p>
          </table:table-cell>
          <table:table-cell table:style-name="Table10.C14" office:value-type="string">
            <text:p text:style-name="P32">Binary Data <text:span text:style-name="T46">Transfer</text:span></text:p>
          </table:table-cell>
        </table:table-row>
        <text:soft-page-break/>
        <table:table-row table:style-name="Table10.3">
          <table:table-cell table:style-name="Table10.A14" office:value-type="string">
            <text:p text:style-name="P38"><text:span text:style-name="T59">0x0</text:span>7</text:p>
          </table:table-cell>
          <table:table-cell table:style-name="Table10.B14" office:value-type="string">
            <text:p text:style-name="P32">Text Message</text:p>
          </table:table-cell>
          <table:table-cell table:style-name="Table10.C14" office:value-type="string">
            <text:p text:style-name="P32">Text message </text:p>
          </table:table-cell>
        </table:table-row>
        <table:table-row table:style-name="Table10.3">
          <table:table-cell table:style-name="Table10.A10" office:value-type="string">
            <text:p text:style-name="P38"><text:span text:style-name="T59">0x0</text:span>8</text:p>
          </table:table-cell>
          <table:table-cell table:style-name="Table10.B10" office:value-type="string">
            <text:p text:style-name="P39">APRS</text:p>
          </table:table-cell>
          <table:table-cell table:style-name="Table10.C10" office:value-type="string">
            <text:p text:style-name="P39">APRS (encapsulated)</text:p>
          </table:table-cell>
        </table:table-row>
        <table:table-row table:style-name="Table10.3">
          <table:table-cell table:style-name="Table10.A11" office:value-type="string">
            <text:p text:style-name="P38"><text:span text:style-name="T59">0x0</text:span>9</text:p>
          </table:table-cell>
          <table:table-cell table:style-name="Table10.A11" office:value-type="string">
            <text:p text:style-name="P32">Last Seen Stations</text:p>
          </table:table-cell>
          <table:table-cell table:style-name="Table10.A11" office:value-type="string">
            <text:p text:style-name="P32"><text:span text:style-name="T58">Last 15</text:span> stations <text:span text:style-name="T58">heard</text:span></text:p>
          </table:table-cell>
        </table:table-row>
        <table:table-row table:style-name="Table10.3">
          <table:table-cell table:style-name="Table10.A11" office:value-type="string">
            <text:p text:style-name="P38"><text:span text:style-name="T59">0x0A</text:span> <text:s/>- <text:s/><text:span text:style-name="T59">0x23</text:span></text:p>
          </table:table-cell>
          <table:table-cell table:style-name="Table10.A11" office:value-type="string">
            <text:p text:style-name="P32">Reserved</text:p>
          </table:table-cell>
          <table:table-cell table:style-name="Table10.A11" office:value-type="string">
            <text:p text:style-name="P32">Reserved</text:p>
          </table:table-cell>
        </table:table-row>
        <table:table-row table:style-name="Table10.3">
          <table:table-cell table:style-name="Table10.A14" office:value-type="string">
            <text:p text:style-name="P40">0x50</text:p>
          </table:table-cell>
          <table:table-cell table:style-name="Table10.B14" office:value-type="string">
            <text:p text:style-name="P32">HTTP</text:p>
          </table:table-cell>
          <table:table-cell table:style-name="Table10.C14" office:value-type="string">
            <text:p text:style-name="P32">HTTP</text:p>
          </table:table-cell>
        </table:table-row>
        <table:table-row table:style-name="Table10.1">
          <table:table-cell table:style-name="Table10.A14" office:value-type="string">
            <text:p text:style-name="P40">0x71</text:p>
          </table:table-cell>
          <table:table-cell table:style-name="Table10.B14" office:value-type="string">
            <text:p text:style-name="P34">Ident</text:p>
          </table:table-cell>
          <table:table-cell table:style-name="Table10.C14" office:value-type="string">
            <text:p text:style-name="P34">Ident</text:p>
          </table:table-cell>
        </table:table-row>
      </table:table>
      <text:h text:style-name="Heading_20_3" text:outline-level="3"><text:bookmark-start text:name="__RefHeading___Toc1355_947407625"/><text:span text:style-name="Strong_20_Emphasis"><text:span text:style-name="T51">0x00 Reserved</text:span></text:span><text:bookmark-end text:name="__RefHeading___Toc1355_947407625"/></text:h>
      <text:p text:style-name="P24">Not used</text:p>
      <text:p text:style-name="P14"><text:span text:style-name="Strong_20_Emphasis"><text:span text:style-name="T1">0x0</text:span></text:span><text:span text:style-name="Strong_20_Emphasis"><text:span text:style-name="T2">1 Battery</text:span></text:span></text:p>
      <text:p text:style-name="P26"><text:span text:style-name="Strong_20_Emphasis"><text:span text:style-name="T6">Fields are comma delimited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>Voltage</text:p>
          </table:table-cell>
          <table:table-cell table:style-name="Table2.A1" office:value-type="string">
            <text:p text:style-name="P56">Current Consumption</text:p>
          </table:table-cell>
          <table:table-cell table:style-name="Table2.C1" office:value-type="string">
            <text:p text:style-name="P56">Capacity (%)</text:p>
          </table:table-cell>
        </table:table-row>
        <table:table-row>
          <table:table-cell table:style-name="Table2.A2" office:value-type="string">
            <text:p text:style-name="P43"><text:span text:style-name="T53">8 bytes (f</text:span>loat <text:span text:style-name="T49">)</text:span></text:p>
          </table:table-cell>
          <table:table-cell table:style-name="Table2.B2" office:value-type="string">
            <text:p text:style-name="P44"><text:span text:style-name="T53">8 bytes (f</text:span>loat <text:span text:style-name="T49">)</text:span></text:p>
          </table:table-cell>
          <table:table-cell table:style-name="Table2.C2" office:value-type="string">
            <text:p text:style-name="P43"><text:span text:style-name="T49">1 byte (</text:span>integer<text:span text:style-name="T49">)</text:span></text:p>
          </table:table-cell>
        </table:table-row>
      </table:table>
      <text:h text:style-name="Heading_20_3" text:outline-level="3"><text:bookmark-start text:name="__RefHeading___Toc1357_947407625"/><text:span text:style-name="Strong_20_Emphasis"><text:span text:style-name="T1">0x0</text:span></text:span><text:span text:style-name="Strong_20_Emphasis"><text:span text:style-name="T2">2 Time</text:span></text:span><text:bookmark-end text:name="__RefHeading___Toc1357_947407625"/></text:h>
      <text:p text:style-name="P22"><text:span text:style-name="Strong_20_Emphasis"><text:span text:style-name="T47">Field are comma delimited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7">EPOC</text:p>
          </table:table-cell>
          <table:table-cell table:style-name="Table1.A1" office:value-type="string">
            <text:p text:style-name="P57">Uptime</text:p>
          </table:table-cell>
          <table:table-cell table:style-name="Table1.C1" office:value-type="string">
            <text:p text:style-name="P57">Local Time</text:p>
          </table:table-cell>
        </table:table-row>
        <table:table-row>
          <table:table-cell table:style-name="Table1.A2" office:value-type="string">
            <text:p text:style-name="P44"><text:span text:style-name="T53">8 bytes (f</text:span>loat <text:span text:style-name="T49">)</text:span></text:p>
          </table:table-cell>
          <table:table-cell table:style-name="Table1.B2" office:value-type="string">
            <text:p text:style-name="P44"><text:span text:style-name="T53">8 bytes (f</text:span>loat <text:span text:style-name="T49">)</text:span></text:p>
          </table:table-cell>
          <table:table-cell table:style-name="Table1.C2" office:value-type="string">
            <text:p text:style-name="P47">28 <text:span text:style-name="T56">bytes</text:span> (string)</text:p>
          </table:table-cell>
        </table:table-row>
      </table:table>
      <text:h text:style-name="Heading_20_3" text:outline-level="3"><text:bookmark-start text:name="__RefHeading___Toc1359_947407625"/><text:span text:style-name="Strong_20_Emphasis"><text:span text:style-name="T51">0x03 Position Update</text:span></text:span><text:bookmark-end text:name="__RefHeading___Toc1359_947407625"/></text:h>
      <text:p text:style-name="P23">Field are comma delimitted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B"/>
        <table:table-row>
          <table:table-cell table:style-name="Table3.A1" office:value-type="string">
            <text:p text:style-name="P63">Timestamp</text:p>
          </table:table-cell>
          <table:table-cell table:style-name="Table3.A1" office:value-type="string">
            <text:p text:style-name="P64"><text:span text:style-name="T61">Object</text:span> Type</text:p>
          </table:table-cell>
          <table:table-cell table:style-name="Table3.A1" office:value-type="string">
            <text:p text:style-name="P64">Latitude</text:p>
          </table:table-cell>
          <table:table-cell table:style-name="Table3.A1" office:value-type="string">
            <text:p text:style-name="P64">Longitude</text:p>
          </table:table-cell>
          <table:table-cell table:style-name="Table3.A1" office:value-type="string">
            <text:p text:style-name="P64">Altitude</text:p>
          </table:table-cell>
          <table:table-cell table:style-name="Table3.F1" office:value-type="string">
            <text:p text:style-name="P63">Alt Units</text:p>
          </table:table-cell>
        </table:table-row>
        <table:table-row>
          <table:table-cell table:style-name="Table3.A2" office:value-type="string">
            <text:p text:style-name="P47"><text:span text:style-name="T53">8</text:span> byte<text:span text:style-name="T53">s</text:span></text:p>
            <text:p text:style-name="P44"><text:span text:style-name="T49">(f</text:span>loat <text:span text:style-name="T49">)</text:span></text:p>
          </table:table-cell>
          <table:table-cell table:style-name="Table3.B2" office:value-type="string">
            <text:p text:style-name="P53"><text:span text:style-name="T49">1 byte (</text:span>integer<text:span text:style-name="T62">)</text:span></text:p>
          </table:table-cell>
          <table:table-cell table:style-name="Table3.C2" office:value-type="string">
            <text:p text:style-name="P44"><text:span text:style-name="T53">8 bytes (f</text:span>loat <text:span text:style-name="T49">)</text:span></text:p>
          </table:table-cell>
          <table:table-cell table:style-name="Table3.D2" office:value-type="string">
            <text:p text:style-name="P47"><text:span text:style-name="T53">8</text:span> byte<text:span text:style-name="T53">s</text:span></text:p>
            <text:p text:style-name="P44"><text:span text:style-name="T49">(f</text:span>loat <text:span text:style-name="T49">)</text:span></text:p>
          </table:table-cell>
          <table:table-cell table:style-name="Table3.E2" office:value-type="string">
            <text:p text:style-name="P44"><text:span text:style-name="T53">8 bytes (f</text:span>loat <text:span text:style-name="T49">)</text:span></text:p>
          </table:table-cell>
          <table:table-cell table:style-name="Table3.F2" office:value-type="string">
            <text:p text:style-name="P47"><text:span text:style-name="T63">1</text:span> byte (<text:span text:style-name="T63">integer</text:span>)</text:p>
          </table:table-cell>
        </table:table-row>
      </table:table>
      <text:p text:style-name="P27"><text:span text:style-name="Strong_20_Emphasis"><text:span text:style-name="T30"/></text:span></text:p>
      <text:p text:style-name="P27"><text:span text:style-name="Strong_20_Emphasis"><text:span text:style-name="T31">Object</text:span></text:span><text:span text:style-name="Strong_20_Emphasis"><text:span text:style-name="T30"> types</text:span></text:span><text:span text:style-name="Strong_20_Emphasis"><text:span text:style-name="T22"> </text:span></text:span><text:span text:style-name="Strong_20_Emphasis"><text:span text:style-name="T23">include</text:span></text:span><text:span text:style-name="Strong_20_Emphasis"><text:span text:style-name="T22">:</text:span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10">Value</text:p>
            </table:table-cell>
            <table:table-cell table:style-name="Table12.B1" office:value-type="string">
              <text:p text:style-name="P11"><text:span text:style-name="T43">Type</text:span> </text:p>
            </table:table-cell>
            <table:table-cell table:style-name="Table12.B1" office:value-type="string">
              <text:p text:style-name="P10">Value</text:p>
            </table:table-cell>
            <table:table-cell table:style-name="Table12.A1" office:value-type="string">
              <text:p text:style-name="P11"><text:span text:style-name="T43">Type</text:span> </text:p>
            </table:table-cell>
          </table:table-row>
        </table:table-header-rows>
        <table:table-row table:style-name="Table12.1">
          <table:table-cell table:style-name="Table12.A18" office:value-type="string">
            <text:p text:style-name="P1">0<text:span text:style-name="T59">x00</text:span></text:p>
          </table:table-cell>
          <table:table-cell table:style-name="Table12.B2" office:value-type="string">
            <text:p text:style-name="P3">Static land station</text:p>
          </table:table-cell>
          <table:table-cell table:style-name="Table12.C2" office:value-type="string">
            <text:p text:style-name="P6">0x11</text:p>
          </table:table-cell>
          <table:table-cell table:style-name="Table12.D2" office:value-type="string">
            <text:p text:style-name="P4">Coast Guard Boat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9">0x0</text:span>1</text:p>
          </table:table-cell>
          <table:table-cell table:style-name="Table12.B3" office:value-type="string">
            <text:p text:style-name="P3">handheld</text:p>
          </table:table-cell>
          <table:table-cell table:style-name="Table12.C3" office:value-type="string">
            <text:p text:style-name="P7">0x12</text:p>
          </table:table-cell>
          <table:table-cell table:style-name="Table12.D3" office:value-type="string">
            <text:p text:style-name="P3">Command Boat</text:p>
          </table:table-cell>
        </table:table-row>
        <table:table-row table:style-name="Table12.1">
          <table:table-cell table:style-name="Table12.A18" office:value-type="string">
            <text:p text:style-name="P1"><text:span text:style-name="T59">0x0</text:span>2</text:p>
          </table:table-cell>
          <table:table-cell table:style-name="Table12.B4" office:value-type="string">
            <text:p text:style-name="P3">pedestrian</text:p>
          </table:table-cell>
          <table:table-cell table:style-name="Table12.C4" office:value-type="string">
            <text:p text:style-name="P6">0x13</text:p>
          </table:table-cell>
          <table:table-cell table:style-name="Table12.D4" office:value-type="string">
            <text:p text:style-name="P3">RESERVED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9">0x0</text:span>3</text:p>
          </table:table-cell>
          <table:table-cell table:style-name="Table12.B5" office:value-type="string">
            <text:p text:style-name="P3">Civilian vehicle</text:p>
          </table:table-cell>
          <table:table-cell table:style-name="Table12.C5" office:value-type="string">
            <text:p text:style-name="P6">0x14</text:p>
          </table:table-cell>
          <table:table-cell table:style-name="Table12.D5" office:value-type="string">
            <text:p text:style-name="P3">Airport</text:p>
          </table:table-cell>
        </table:table-row>
        <table:table-row table:style-name="Table12.1">
          <table:table-cell table:style-name="Table12.A18" office:value-type="string">
            <text:p text:style-name="P1"><text:span text:style-name="T59">0x0</text:span>4</text:p>
          </table:table-cell>
          <table:table-cell table:style-name="Table12.B6" office:value-type="string">
            <text:p text:style-name="P3">Commercial vehicle</text:p>
          </table:table-cell>
          <table:table-cell table:style-name="Table12.C6" office:value-type="string">
            <text:p text:style-name="P6">0x15</text:p>
          </table:table-cell>
          <table:table-cell table:style-name="Table12.D6" office:value-type="string">
            <text:p text:style-name="P3">UAV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9">0x0</text:span>5</text:p>
          </table:table-cell>
          <table:table-cell table:style-name="Table12.B7" office:value-type="string">
            <text:p text:style-name="P2"><text:span text:style-name="T45">Police</text:span> vehicle</text:p>
          </table:table-cell>
          <table:table-cell table:style-name="Table12.C7" office:value-type="string">
            <text:p text:style-name="P6">0x16</text:p>
          </table:table-cell>
          <table:table-cell table:style-name="Table12.D7" office:value-type="string">
            <text:p text:style-name="P3">Experiment Manned</text:p>
          </table:table-cell>
        </table:table-row>
        <table:table-row table:style-name="Table12.1">
          <table:table-cell table:style-name="Table12.A18" office:value-type="string">
            <text:p text:style-name="P1"><text:span text:style-name="T59">0x0</text:span>6</text:p>
          </table:table-cell>
          <table:table-cell table:style-name="Table12.B8" office:value-type="string">
            <text:p text:style-name="P3">Medical vehicle</text:p>
          </table:table-cell>
          <table:table-cell table:style-name="Table12.C8" office:value-type="string">
            <text:p text:style-name="P6">0x17</text:p>
          </table:table-cell>
          <table:table-cell table:style-name="Table12.D8" office:value-type="string">
            <text:p text:style-name="P3">Civilian Helicopter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9">0x0</text:span>7</text:p>
          </table:table-cell>
          <table:table-cell table:style-name="Table12.B9" office:value-type="string">
            <text:p text:style-name="P2">fire <text:span text:style-name="T45">vehicle</text:span></text:p>
          </table:table-cell>
          <table:table-cell table:style-name="Table12.C9" office:value-type="string">
            <text:p text:style-name="P6">0x18</text:p>
          </table:table-cell>
          <table:table-cell table:style-name="Table12.D9" office:value-type="string">
            <text:p text:style-name="P3">Civilian Fixed Wing</text:p>
          </table:table-cell>
        </table:table-row>
        <table:table-row table:style-name="Table12.1">
          <table:table-cell table:style-name="Table12.A18" office:value-type="string">
            <text:p text:style-name="P1"><text:span text:style-name="T59">0x0</text:span>8</text:p>
          </table:table-cell>
          <table:table-cell table:style-name="Table12.B10" office:value-type="string">
            <text:p text:style-name="P2"><text:span text:style-name="T45">Federal</text:span> vehicle</text:p>
          </table:table-cell>
          <table:table-cell table:style-name="Table12.C10" office:value-type="string">
            <text:p text:style-name="P8">0x19</text:p>
          </table:table-cell>
          <table:table-cell table:style-name="Table12.D10" office:value-type="string">
            <text:p text:style-name="P3">Commercial Fixed Wing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9">0x0</text:span>9</text:p>
          </table:table-cell>
          <table:table-cell table:style-name="Table12.B11" office:value-type="string">
            <text:p text:style-name="P3">Command vehicle</text:p>
          </table:table-cell>
          <table:table-cell table:style-name="Table12.C11" office:value-type="string">
            <text:p text:style-name="P6">0x1A</text:p>
          </table:table-cell>
          <table:table-cell table:style-name="Table12.D11" office:value-type="string">
            <text:p text:style-name="P3">Police Helicopter</text:p>
          </table:table-cell>
        </table:table-row>
        <table:table-row table:style-name="Table12.1">
          <table:table-cell table:style-name="Table12.A18" office:value-type="string">
            <text:p text:style-name="P7">0x0A</text:p>
          </table:table-cell>
          <table:table-cell table:style-name="Table12.B12" office:value-type="string">
            <text:p text:style-name="P3">Marina</text:p>
          </table:table-cell>
          <table:table-cell table:style-name="Table12.C12" office:value-type="string">
            <text:p text:style-name="P6">0x1B</text:p>
          </table:table-cell>
          <table:table-cell table:style-name="Table12.D12" office:value-type="string">
            <text:p text:style-name="P3">Medical Helicopter</text:p>
          </table:table-cell>
        </table:table-row>
        <text:soft-page-break/>
        <table:table-row table:style-name="Table12.3">
          <table:table-cell table:style-name="Table12.A18" office:value-type="string">
            <text:p text:style-name="P7">0x0B</text:p>
          </table:table-cell>
          <table:table-cell table:style-name="Table12.B13" office:value-type="string">
            <text:p text:style-name="P3">Float</text:p>
          </table:table-cell>
          <table:table-cell table:style-name="Table12.C13" office:value-type="string">
            <text:p text:style-name="P6">0x1C</text:p>
          </table:table-cell>
          <table:table-cell table:style-name="Table12.D13" office:value-type="string">
            <text:p text:style-name="P3">Federal Helicopter</text:p>
          </table:table-cell>
        </table:table-row>
        <table:table-row table:style-name="Table12.1">
          <table:table-cell table:style-name="Table12.A18" office:value-type="string">
            <text:p text:style-name="P7">0x0C</text:p>
          </table:table-cell>
          <table:table-cell table:style-name="Table12.B14" office:value-type="string">
            <text:p text:style-name="P3">Swimmer</text:p>
          </table:table-cell>
          <table:table-cell table:style-name="Table12.C14" office:value-type="string">
            <text:p text:style-name="P6">0x1D</text:p>
          </table:table-cell>
          <table:table-cell table:style-name="Table12.D14" office:value-type="string">
            <text:p text:style-name="P5">Active Emergency</text:p>
          </table:table-cell>
        </table:table-row>
        <table:table-row table:style-name="Table12.3">
          <table:table-cell table:style-name="Table12.A18" office:value-type="string">
            <text:p text:style-name="P7">0x0D</text:p>
          </table:table-cell>
          <table:table-cell table:style-name="Table12.B15" office:value-type="string">
            <text:p text:style-name="P3">Civilian Boat</text:p>
          </table:table-cell>
          <table:table-cell table:style-name="Table12.C15" office:value-type="string">
            <text:p text:style-name="P6">0x1E</text:p>
          </table:table-cell>
          <table:table-cell table:style-name="Table12.D15" office:value-type="string">
            <text:p text:style-name="P5">Traffic Stop</text:p>
          </table:table-cell>
        </table:table-row>
        <table:table-row table:style-name="Table12.1">
          <table:table-cell table:style-name="Table12.A18" office:value-type="string">
            <text:p text:style-name="P7">0x0E</text:p>
          </table:table-cell>
          <table:table-cell table:style-name="Table12.B16" office:value-type="string">
            <text:p text:style-name="P3">Commercial Boat</text:p>
          </table:table-cell>
          <table:table-cell table:style-name="Table12.C16" office:value-type="string">
            <text:p text:style-name="P6">0x1F</text:p>
          </table:table-cell>
          <table:table-cell table:style-name="Table12.D16" office:value-type="string">
            <text:p text:style-name="P9">H<text:span text:style-name="T45">azard Area</text:span></text:p>
          </table:table-cell>
        </table:table-row>
        <table:table-row table:style-name="Table12.3">
          <table:table-cell table:style-name="Table12.A18" office:value-type="string">
            <text:p text:style-name="P7">0x0F</text:p>
          </table:table-cell>
          <table:table-cell table:style-name="Table12.B17" office:value-type="string">
            <text:p text:style-name="P3">Police Boat</text:p>
          </table:table-cell>
          <table:table-cell table:style-name="Table12.C17" office:value-type="string">
            <text:p text:style-name="P6">0x2<text:span text:style-name="T60">0</text:span> - 0xFF</text:p>
          </table:table-cell>
          <table:table-cell table:style-name="Table12.D17" office:value-type="string">
            <text:p text:style-name="P2">reserved for future use</text:p>
          </table:table-cell>
        </table:table-row>
        <table:table-row table:style-name="Table12.1">
          <table:table-cell table:style-name="Table12.A18" office:value-type="string">
            <text:p text:style-name="P6">0x10</text:p>
          </table:table-cell>
          <table:table-cell table:style-name="Table12.B18" office:value-type="string">
            <text:p text:style-name="P3">Fire Boat</text:p>
          </table:table-cell>
          <table:table-cell table:style-name="Table12.C18" office:value-type="string">
            <text:p text:style-name="P6"/>
          </table:table-cell>
          <table:table-cell table:style-name="Table12.D18" office:value-type="string">
            <text:p text:style-name="P2"/>
          </table:table-cell>
        </table:table-row>
      </table:table>
      <text:p text:style-name="P13"><text:span text:style-name="Strong_20_Emphasis"><text:span text:style-name="T11"/></text:span></text:p>
      <text:h text:style-name="Heading_20_3" text:outline-level="3"><text:bookmark-start text:name="__RefHeading___Toc1361_947407625"/><text:span text:style-name="Strong_20_Emphasis"><text:span text:style-name="T11">0x04 </text:span></text:span><text:span text:style-name="Strong_20_Emphasis"><text:span text:style-name="T10">Weather Update</text:span></text:span><text:bookmark-end text:name="__RefHeading___Toc1361_947407625"/></text:h>
      <text:p text:style-name="P31">Fields are comma delimited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column table:style-name="Table4.A"/>
        <table:table-column table:style-name="Table4.B"/>
        <table:table-column table:style-name="Table4.F"/>
        <table:table-column table:style-name="Table4.B"/>
        <table:table-row>
          <table:table-cell table:style-name="Table4.A1" office:value-type="string">
            <text:p text:style-name="P59">Timestamp</text:p>
          </table:table-cell>
          <table:table-cell table:style-name="Table4.A1" office:value-type="string">
            <text:p text:style-name="P59">Latitude</text:p>
          </table:table-cell>
          <table:table-cell table:style-name="Table4.A1" office:value-type="string">
            <text:p text:style-name="P59">Longitude</text:p>
          </table:table-cell>
          <table:table-cell table:style-name="Table4.A1" office:value-type="string">
            <text:p text:style-name="P59">Temperature</text:p>
          </table:table-cell>
          <table:table-cell table:style-name="Table4.A1" office:value-type="string">
            <text:p text:style-name="P62">Temp Units</text:p>
          </table:table-cell>
          <table:table-cell table:style-name="Table4.A1" office:value-type="string">
            <text:p text:style-name="P59">Humidity</text:p>
          </table:table-cell>
          <table:table-cell table:style-name="Table4.A1" office:value-type="string">
            <text:p text:style-name="P59">Barometer</text:p>
          </table:table-cell>
          <table:table-cell table:style-name="Table4.A1" office:value-type="string">
            <text:p text:style-name="P59">Wind Direction</text:p>
          </table:table-cell>
          <table:table-cell table:style-name="Table4.A1" office:value-type="string">
            <text:p text:style-name="P59">Wind</text:p>
            <text:p text:style-name="P59">Speed</text:p>
          </table:table-cell>
          <table:table-cell table:style-name="Table4.J1" office:value-type="string">
            <text:p text:style-name="P62">Wind Speed Units</text:p>
          </table:table-cell>
        </table:table-row>
        <table:table-row>
          <table:table-cell table:style-name="Table4.A2" office:value-type="string">
            <text:p text:style-name="P48"><text:span text:style-name="T53">8</text:span> byte<text:span text:style-name="T53">s</text:span> (float)</text:p>
          </table:table-cell>
          <table:table-cell table:style-name="Table4.B2" office:value-type="string">
            <text:p text:style-name="P48"><text:span text:style-name="T53">8</text:span> byte<text:span text:style-name="T53">s</text:span> (float)</text:p>
          </table:table-cell>
          <table:table-cell table:style-name="Table4.C2" office:value-type="string">
            <text:p text:style-name="P48"><text:span text:style-name="T53">8</text:span> byte<text:span text:style-name="T53">s</text:span> (float)</text:p>
          </table:table-cell>
          <table:table-cell table:style-name="Table4.D2" office:value-type="string">
            <text:p text:style-name="P49"><text:span text:style-name="T53">8</text:span> byte<text:span text:style-name="T53">s</text:span></text:p>
            <text:p text:style-name="P49">(float)</text:p>
          </table:table-cell>
          <table:table-cell table:style-name="Table4.E2" office:value-type="string">
            <text:p text:style-name="P54">1 byte</text:p>
          </table:table-cell>
          <table:table-cell table:style-name="Table4.F2" office:value-type="string">
            <text:p text:style-name="P49"><text:span text:style-name="T53">8</text:span> byte<text:span text:style-name="T53">s</text:span> (float)</text:p>
          </table:table-cell>
          <table:table-cell table:style-name="Table4.G2" office:value-type="string">
            <text:p text:style-name="P48"><text:span text:style-name="T53">8</text:span> byte<text:span text:style-name="T53">s</text:span> (float)</text:p>
          </table:table-cell>
          <table:table-cell table:style-name="Table4.H2" office:value-type="string">
            <text:p text:style-name="P49"><text:span text:style-name="T53">8</text:span> byte<text:span text:style-name="T53">s</text:span> (float)</text:p>
          </table:table-cell>
          <table:table-cell table:style-name="Table4.I2" office:value-type="string">
            <text:p text:style-name="P49"><text:span text:style-name="T53">8</text:span> byte<text:span text:style-name="T53">s</text:span> (float)</text:p>
          </table:table-cell>
          <table:table-cell table:style-name="Table4.J2" office:value-type="string">
            <text:p text:style-name="P55">1 byte</text:p>
          </table:table-cell>
        </table:table-row>
      </table:table>
      <text:h text:style-name="P79" text:outline-level="3"><text:span text:style-name="Strong_20_Emphasis"><text:span text:style-name="T10"/></text:span></text:h>
      <text:h text:style-name="P79" text:outline-level="3"><text:bookmark-start text:name="__RefHeading___Toc1591_699525311"/><text:span text:style-name="Strong_20_Emphasis"><text:span text:style-name="T10">0x0</text:span></text:span><text:span text:style-name="Strong_20_Emphasis"><text:span text:style-name="T11">5</text:span></text:span><text:span text:style-name="Strong_20_Emphasis"><text:span text:style-name="T10"> Te</text:span></text:span><text:span text:style-name="Strong_20_Emphasis"><text:span text:style-name="T14">lemetry</text:span></text:span><text:bookmark-end text:name="__RefHeading___Toc1591_699525311"/></text:h>
      <text:p text:style-name="P30"><text:span text:style-name="T64">TBD</text:span>.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1">Message</text:p>
          </table:table-cell>
        </table:table-row>
        <table:table-row>
          <table:table-cell table:style-name="Table16.A2" office:value-type="string">
            <text:p text:style-name="P51">235 bytes (string)</text:p>
          </table:table-cell>
        </table:table-row>
      </table:table>
      <text:h text:style-name="P79" text:outline-level="3"><text:span text:style-name="Strong_20_Emphasis"><text:span text:style-name="T10"/></text:span></text:h>
      <text:h text:style-name="P79" text:outline-level="3"><text:bookmark-start text:name="__RefHeading___Toc1593_699525311"/><text:span text:style-name="Strong_20_Emphasis"><text:span text:style-name="T10">0x0</text:span></text:span><text:span text:style-name="Strong_20_Emphasis"><text:span text:style-name="T14">6</text:span></text:span><text:span text:style-name="Strong_20_Emphasis"><text:span text:style-name="T10"> </text:span></text:span><text:span text:style-name="Strong_20_Emphasis"><text:span text:style-name="T11">Binary Data</text:span></text:span><text:bookmark-end text:name="__RefHeading___Toc1593_699525311"/></text:h>
      <text:p text:style-name="P19"><text:span text:style-name="T23"><text:tab/>Binary Data </text:span><text:span text:style-name="T26">Transfer.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1">Message</text:p>
          </table:table-cell>
        </table:table-row>
        <table:table-row>
          <table:table-cell table:style-name="Table15.A2" office:value-type="string">
            <text:p text:style-name="P51">235 bytes (string)</text:p>
          </table:table-cell>
        </table:table-row>
      </table:table>
      <text:p text:style-name="P18"/>
      <text:h text:style-name="Heading_20_3" text:outline-level="3"><text:bookmark-start text:name="__RefHeading___Toc1363_947407625"/><text:span text:style-name="Strong_20_Emphasis"><text:span text:style-name="T10">0x0</text:span></text:span><text:span text:style-name="Strong_20_Emphasis"><text:span text:style-name="T14">7</text:span></text:span><text:span text:style-name="Strong_20_Emphasis"><text:span text:style-name="T10"> Text Message</text:span></text:span><text:bookmark-end text:name="__RefHeading___Toc1363_947407625"/></text:h>
      <text:p text:style-name="P29">Free text field for text message<text:span text:style-name="T64">s directed, broadcast, or multicast as dicated by destination</text:span>. <text:span text:style-name="T43">While </text:span><text:span text:style-name="T65">BEACON99</text:span><text:span text:style-name="T43"> as destination is reserved for any broadcast, it is recommended to </text:span><text:span text:style-name="T65">BEACON</text:span><text:span text:style-name="T43"> and another </text:span><text:span text:style-name="T65">SSID</text:span><text:span text:style-name="T43"> value if you wish to send multicast to targets types like club members for bulletins, etc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0">Message</text:p>
          </table:table-cell>
        </table:table-row>
        <table:table-row>
          <table:table-cell table:style-name="Table7.A2" office:value-type="string">
            <text:p text:style-name="P50">235 bytes (string)</text:p>
          </table:table-cell>
        </table:table-row>
      </table:table>
      <text:h text:style-name="P80" text:outline-level="3"/>
      <text:h text:style-name="P81" text:outline-level="3"><text:span text:style-name="Strong_20_Emphasis"><text:span text:style-name="T10"/></text:span></text:h>
      <text:h text:style-name="P83" text:outline-level="3"><text:bookmark-start text:name="__RefHeading___Toc1595_699525311"/><text:span text:style-name="Strong_20_Emphasis"><text:span text:style-name="T10">0x0</text:span></text:span><text:span text:style-name="Strong_20_Emphasis"><text:span text:style-name="T14">8</text:span></text:span><text:span text:style-name="Strong_20_Emphasis"><text:span text:style-name="T10"> </text:span></text:span><text:span text:style-name="Strong_20_Emphasis"><text:span text:style-name="T13">APRS</text:span></text:span><text:bookmark-end text:name="__RefHeading___Toc1595_699525311"/></text:h>
      <text:p text:style-name="P19"><text:span text:style-name="Strong_20_Emphasis"><text:span text:style-name="T25"><text:tab/>AP</text:span></text:span><text:span text:style-name="Strong_20_Emphasis"><text:span text:style-name="T24">RS encapsulated.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1">Message</text:p>
          </table:table-cell>
        </table:table-row>
        <table:table-row>
          <table:table-cell table:style-name="Table9.A2" office:value-type="string">
            <text:p text:style-name="P51">235 bytes (string<text:span text:style-name="T57">)</text:span></text:p>
          </table:table-cell>
        </table:table-row>
      </table:table>
      <text:p text:style-name="P15"/>
      <text:h text:style-name="Heading_20_3" text:outline-level="3"><text:bookmark-start text:name="__RefHeading___Toc1367_947407625"/><text:span text:style-name="Strong_20_Emphasis"><text:span text:style-name="T10">0x0</text:span></text:span><text:span text:style-name="Strong_20_Emphasis"><text:span text:style-name="T14">9</text:span></text:span><text:span text:style-name="Strong_20_Emphasis"><text:span text:style-name="T10"> Last Seen Stations</text:span></text:span><text:bookmark-end text:name="__RefHeading___Toc1367_947407625"/></text:h>
      <text:p text:style-name="P28">Contains a comma delimited list of <text:span text:style-name="T48">15 most </text:span>recently heard station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58">Station(0)</text:p>
          </table:table-cell>
          <table:table-cell table:style-name="Table5.A1" office:value-type="string">
            <text:p text:style-name="P58">Timestamp</text:p>
          </table:table-cell>
          <table:table-cell table:style-name="Table5.A1" office:value-type="string">
            <text:p text:style-name="P58">Station (...)</text:p>
          </table:table-cell>
          <table:table-cell table:style-name="Table5.A1" office:value-type="string">
            <text:p text:style-name="P58">Timestamp (...)</text:p>
          </table:table-cell>
          <table:table-cell table:style-name="Table5.A1" office:value-type="string">
            <text:p text:style-name="P58">Station(1<text:span text:style-name="T50">4</text:span>)</text:p>
          </table:table-cell>
          <table:table-cell table:style-name="Table5.F1" office:value-type="string">
            <text:p text:style-name="P58">Timestamp</text:p>
          </table:table-cell>
        </table:table-row>
        <table:table-row>
          <table:table-cell table:style-name="Table5.A2" office:value-type="string">
            <text:p text:style-name="P45">9 byte<text:span text:style-name="T53">s</text:span> <text:span text:style-name="T49">(</text:span>s<text:span text:style-name="T49">tring)</text:span></text:p>
          </table:table-cell>
          <table:table-cell table:style-name="Table5.B2" office:value-type="string">
            <text:p text:style-name="P48"><text:span text:style-name="T55">2</text:span> byte<text:span text:style-name="T53">s</text:span> (<text:span text:style-name="T55">integer</text:span>)</text:p>
          </table:table-cell>
          <table:table-cell table:style-name="Table5.C2" office:value-type="string">
            <text:p text:style-name="P45">...</text:p>
          </table:table-cell>
          <table:table-cell table:style-name="Table5.D2" office:value-type="string">
            <text:p text:style-name="P45">...</text:p>
          </table:table-cell>
          <table:table-cell table:style-name="Table5.E2" office:value-type="string">
            <text:p text:style-name="P46">9 byte<text:span text:style-name="T53">s</text:span> <text:span text:style-name="T49">(</text:span>s<text:span text:style-name="T49">tring)</text:span></text:p>
          </table:table-cell>
          <table:table-cell table:style-name="Table5.F2" office:value-type="string">
            <text:p text:style-name="P47"><text:span text:style-name="T55">2</text:span> byte<text:span text:style-name="T53">s</text:span> (<text:span text:style-name="T55">integer</text:span>)</text:p>
          </table:table-cell>
        </table:table-row>
      </table:table>
      <text:p text:style-name="Text_20_body"><text:span text:style-name="Strong_20_Emphasis"><text:span text:style-name="T52"/></text:span></text:p>
      <text:h text:style-name="P82" text:outline-level="3"><text:bookmark-start text:name="__RefHeading___Toc1373_947407625"/><text:span text:style-name="Strong_20_Emphasis"><text:span text:style-name="T10">0x</text:span></text:span><text:span text:style-name="Strong_20_Emphasis"><text:span text:style-name="T12">5</text:span></text:span><text:span text:style-name="Strong_20_Emphasis"><text:span text:style-name="T10">0 </text:span></text:span><text:span text:style-name="Strong_20_Emphasis"><text:span text:style-name="T12">HTTP</text:span></text:span><text:bookmark-end text:name="__RefHeading___Toc1373_947407625"/></text:h>
      <text:p text:style-name="Text_20_body"><text:span text:style-name="Strong_20_Emphasis"><text:span text:style-name="T52"><text:tab/>HTTP</text:span></text:span></text:p>
      <text:h text:style-name="P82" text:outline-level="3"><text:bookmark-start text:name="__RefHeading___Toc1375_947407625"/><text:span text:style-name="Strong_20_Emphasis"><text:span text:style-name="T10">0x</text:span></text:span><text:span text:style-name="Strong_20_Emphasis"><text:span text:style-name="T12">71</text:span></text:span><text:span text:style-name="Strong_20_Emphasis"><text:span text:style-name="T10"> </text:span></text:span><text:span text:style-name="Strong_20_Emphasis"><text:span text:style-name="T12">Ident</text:span></text:span><text:bookmark-end text:name="__RefHeading___Toc1375_947407625"/></text:h>
      <text:p text:style-name="Text_20_body"><text:span text:style-name="Strong_20_Emphasis"><text:tab/></text:span><text:span text:style-name="Strong_20_Emphasis"><text:span text:style-name="T52">Ident</text:span></text:span></text:p>
      <text:p text:style-name="P12"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1-03-27T13:28:12.917094157</dc:date>
    <meta:editing-cycles>226</meta:editing-cycles>
    <meta:editing-duration>P1DT17H50M16S</meta:editing-duration>
    <dc:creator>Joe Cupano</dc:creator>
    <meta:generator>LibreOffice/6.0.7.3$Linux_X86_64 LibreOffice_project/00m0$Build-3</meta:generator>
    <meta:document-statistic meta:table-count="14" meta:image-count="0" meta:object-count="0" meta:page-count="6" meta:paragraph-count="265" meta:word-count="686" meta:character-count="4051" meta:non-whitespace-character-count="3620"/>
  </office:meta>
</office:document-meta>
</file>